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866in" style:rel-column-width="28914*"/>
    </style:style>
    <style:style style:name="Таблица1.B" style:family="table-column">
      <style:table-column-properties style:column-width="1.7201in" style:rel-column-width="17353*"/>
    </style:style>
    <style:style style:name="Таблица1.C" style:family="table-column">
      <style:table-column-properties style:column-width="1.9097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6667in" fo:margin-top="0in" fo:margin-bottom="0in" table:align="center" style:writing-mode="lr-tb"/>
    </style:style>
    <style:style style:name="Таблица2.A" style:family="table-column">
      <style:table-column-properties style:column-width="0.884in"/>
    </style:style>
    <style:style style:name="Таблица2.B" style:family="table-column">
      <style:table-column-properties style:column-width="1.6778in"/>
    </style:style>
    <style:style style:name="Таблица2.C" style:family="table-column">
      <style:table-column-properties style:column-width="1.0799in"/>
    </style:style>
    <style:style style:name="Таблица2.D" style:family="table-column">
      <style:table-column-properties style:column-width="1.475in"/>
    </style:style>
    <style:style style:name="Таблица2.E" style:family="table-column">
      <style:table-column-properties style:column-width="1.55in"/>
    </style:style>
    <style:style style:name="Таблица2.1" style:family="table-row">
      <style:table-row-properties style:min-row-height="0.1993in" fo:keep-together="always"/>
    </style:style>
    <style:style style:name="Таблица2.A1" style:family="table-cell">
      <style:table-cell-properties fo:padding-left="0.0785in" fo:padding-right="0.075in" fo:padding-top="0in" fo:padding-bottom="0in" fo:border="0.5pt solid #000000"/>
    </style:style>
    <style:style style:name="Таблица2.2" style:family="table-row">
      <style:table-row-properties style:min-row-height="0.1986in" fo:keep-together="always"/>
    </style:style>
    <style:style style:name="Таблица2.3" style:family="table-row">
      <style:table-row-properties style:min-row-height="0.5722in" fo:keep-together="always"/>
    </style:style>
    <style:style style:name="Таблица2.6" style:family="table-row">
      <style:table-row-properties style:min-row-height="0.4153in" fo:keep-together="always"/>
    </style:style>
    <style:style style:name="Таблица2.7" style:family="table-row">
      <style:table-row-properties style:min-row-height="0.2403in" fo:keep-together="always"/>
    </style:style>
    <style:style style:name="Таблица2.8" style:family="table-row">
      <style:table-row-properties style:min-row-height="0.3986in" fo:keep-together="always"/>
    </style:style>
    <style:style style:name="Таблица3" style:family="table">
      <style:table-properties style:width="6.6667in" fo:margin-top="0in" fo:margin-bottom="0in" table:align="center" style:writing-mode="lr-tb"/>
    </style:style>
    <style:style style:name="Таблица3.A" style:family="table-column">
      <style:table-column-properties style:column-width="0.884in"/>
    </style:style>
    <style:style style:name="Таблица3.B" style:family="table-column">
      <style:table-column-properties style:column-width="1.6778in"/>
    </style:style>
    <style:style style:name="Таблица3.C" style:family="table-column">
      <style:table-column-properties style:column-width="1.0799in"/>
    </style:style>
    <style:style style:name="Таблица3.D" style:family="table-column">
      <style:table-column-properties style:column-width="1.475in"/>
    </style:style>
    <style:style style:name="Таблица3.E" style:family="table-column">
      <style:table-column-properties style:column-width="1.55in"/>
    </style:style>
    <style:style style:name="Таблица3.1" style:family="table-row">
      <style:table-row-properties style:min-row-height="0.1993in" fo:keep-together="always"/>
    </style:style>
    <style:style style:name="Таблица3.A1" style:family="table-cell">
      <style:table-cell-properties fo:padding-left="0.0785in" fo:padding-right="0.075in" fo:padding-top="0in" fo:padding-bottom="0in" fo:border="0.5pt solid #000000"/>
    </style:style>
    <style:style style:name="Таблица3.2" style:family="table-row">
      <style:table-row-properties style:min-row-height="0.1986in" fo:keep-together="always"/>
    </style:style>
    <style:style style:name="Таблица3.3" style:family="table-row">
      <style:table-row-properties style:min-row-height="0.5722in" fo:keep-together="always"/>
    </style:style>
    <style:style style:name="Таблица3.8" style:family="table-row">
      <style:table-row-properties style:min-row-height="0.4236in" fo:keep-together="always"/>
    </style:style>
    <style:style style:name="Таблица3.10" style:family="table-row">
      <style:table-row-properties style:min-row-height="0.4069in" fo:keep-together="always"/>
    </style:style>
    <style:style style:name="Таблица3.11" style:family="table-row">
      <style:table-row-properties style:min-row-height="0.2986in" fo:keep-together="always"/>
    </style:style>
    <style:style style:name="Таблица3.16" style:family="table-row">
      <style:table-row-properties style:min-row-height="0.2403in" fo:keep-together="always"/>
    </style:style>
    <style:style style:name="P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" style:family="paragraph" style:parent-style-name="List_20_Paragraph">
      <style:paragraph-properties fo:margin-left="0in" fo:margin-right="0in" fo:line-height="115%" fo:text-align="justify" style:justify-single-word="false" fo:text-indent="0in" style:auto-text-indent="false"/>
      <style:text-properties fo:font-size="14pt" fo:language="ru" fo:country="RU" style:font-size-asian="14pt"/>
    </style:style>
    <style:style style:name="P3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10835b" style:font-size-asian="14pt" style:font-size-complex="14pt"/>
    </style:style>
    <style:style style:name="P5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1c2a0b" style:font-size-asian="14pt" style:font-size-complex="14pt"/>
    </style:style>
    <style:style style:name="P6" style:family="paragraph" style:parent-style-name="Normal_20__28_Web_29_">
      <style:paragraph-properties fo:margin-top="0in" fo:margin-bottom="0in" loext:contextual-spacing="false" fo:line-height="115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style:font-size-asian="14pt"/>
    </style:style>
    <style:style style:name="P8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/>
    </style:style>
    <style:style style:name="P9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0835b"/>
    </style:style>
    <style:style style:name="P10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c2a0b"/>
    </style:style>
    <style:style style:name="P1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3f61d"/>
    </style:style>
    <style:style style:name="P12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3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acd7" style:font-size-asian="12pt" style:font-name-complex="Times New Roman1" style:font-size-complex="12pt"/>
    </style:style>
    <style:style style:name="P14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c544" style:font-size-asian="12pt" style:font-name-complex="Times New Roman1" style:font-size-complex="12pt"/>
    </style:style>
    <style:style style:name="P15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d56a" style:font-size-asian="12pt" style:font-name-complex="Times New Roman1" style:font-size-complex="12pt"/>
    </style:style>
    <style:style style:name="P16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3f61d" style:font-size-asian="12pt" style:font-name-complex="Times New Roman1" style:font-size-complex="12pt"/>
    </style:style>
    <style:style style:name="P17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52b39" style:font-size-asian="12pt" style:font-name-complex="Times New Roman1" style:font-size-complex="12pt"/>
    </style:style>
    <style:style style:name="P18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5a572" style:font-size-asian="12pt" style:font-name-complex="Times New Roman1" style:font-size-complex="12pt"/>
    </style:style>
    <style:style style:name="P19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79654" style:font-size-asian="12pt" style:font-name-complex="Times New Roman1" style:font-size-complex="12pt"/>
    </style:style>
    <style:style style:name="P20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21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rsid="000cd56a" officeooo:paragraph-rsid="000cd56a" style:font-size-asian="12pt" style:font-name-complex="Times New Roman1" style:font-size-complex="12pt"/>
    </style:style>
    <style:style style:name="P22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rsid="00152b39" officeooo:paragraph-rsid="0015a572" style:font-size-asian="12pt" style:font-name-complex="Times New Roman1" style:font-size-complex="12pt"/>
    </style:style>
    <style:style style:name="P23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2ca818" style:font-size-asian="12pt" style:font-name-complex="Times New Roman1" style:font-size-complex="12pt"/>
    </style:style>
    <style:style style:name="P24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2ca97c" style:font-size-asian="12pt" style:font-name-complex="Times New Roman1" style:font-size-complex="12pt"/>
    </style:style>
    <style:style style:name="P25" style:family="paragraph" style:parent-style-name="Normal_20__28_Web_29_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6" style:family="paragraph" style:parent-style-name="Normal_20__28_Web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fo:language="ru" fo:country="RU" style:font-size-asian="14pt" style:font-size-complex="14pt"/>
    </style:style>
    <style:style style:name="P27" style:family="paragraph" style:parent-style-name="Standard">
      <style:paragraph-properties fo:line-height="150%"/>
      <style:text-properties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/>
    </style:style>
    <style:style style:name="P30" style:family="paragraph" style:parent-style-name="Standard"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ru" fo:country="RU" officeooo:rsid="0017da2e" officeooo:paragraph-rsid="0017da2e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fo:font-size="14pt" fo:language="ru" fo:country="RU" officeooo:paragraph-rsid="002a3f96" style:font-size-asian="14pt"/>
    </style:style>
    <style:style style:name="P36" style:family="paragraph" style:parent-style-name="Standard">
      <style:paragraph-properties fo:line-height="115%" fo:text-align="center" style:justify-single-word="false"/>
      <style:text-properties fo:font-size="14pt" fo:language="ru" fo:country="RU" style:font-size-asian="14pt"/>
    </style:style>
    <style:style style:name="P37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39" style:family="paragraph" style:parent-style-name="Standard">
      <style:paragraph-properties fo:line-height="115%"/>
      <style:text-properties fo:language="ru" fo:country="RU"/>
    </style:style>
    <style:style style:name="P40" style:family="paragraph" style:parent-style-name="Standard">
      <style:paragraph-properties fo:line-height="115%" fo:text-align="center" style:justify-single-word="false"/>
      <style:text-properties fo:language="ru" fo:country="RU"/>
    </style:style>
    <style:style style:name="P41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1a1f43" officeooo:paragraph-rsid="001a1f43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text-align="end" style:justify-single-word="false"/>
      <style:text-properties fo:color="#000000" fo:font-size="14pt" fo:language="ru" fo:country="RU" style:font-size-asian="14pt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language="ru" fo:country="RU" style:font-size-asian="14pt"/>
    </style:style>
    <style:style style:name="P4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2pt" fo:language="ru" fo:country="RU" style:font-size-asian="12pt" style:font-name-complex="Courier New1" style:font-size-complex="12pt"/>
    </style:style>
    <style:style style:name="P4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1pt" fo:language="ru" fo:country="RU" style:font-size-asian="11pt" style:font-name-complex="Courier New1" style:font-size-complex="11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language="ru" fo:country="RU"/>
    </style:style>
    <style:style style:name="P47" style:family="paragraph" style:parent-style-name="Standard">
      <style:paragraph-properties fo:margin-top="0in" fo:margin-bottom="0.111in" loext:contextual-spacing="false" fo:line-height="108%"/>
      <style:text-properties fo:font-size="14pt" fo:language="ru" fo:country="RU" style:font-size-asian="14pt"/>
    </style:style>
    <style:style style:name="P4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orphans="2" fo:widows="2" fo:hyphenation-ladder-count="no-limit" fo:text-indent="0.5118in" style:auto-text-indent="false" style:page-number="auto" fo:background-color="transparent" style:writing-mode="lr-tb"/>
      <style:text-properties style:font-name="Courier New" fo:font-size="14pt" fo:language="ru" fo:country="RU" fo:font-style="italic" fo:font-weight="bold" style:font-size-asian="14pt" style:font-style-asian="italic" style:font-weight-asian="bold" style:font-name-complex="Courier New1" style:font-style-complex="italic" style:font-weight-complex="bold" fo:hyphenate="true" fo:hyphenation-remain-char-count="2" fo:hyphenation-push-char-count="2" loext:hyphenation-no-caps="false"/>
    </style:style>
    <style:style style:name="P49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50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51" style:family="paragraph" style:parent-style-name="List_20_Paragraph" style:list-style-name="WWNum2">
      <style:paragraph-properties fo:line-height="115%" fo:text-align="justify" style:justify-single-word="false"/>
      <style:text-properties fo:language="ru" fo:country="RU"/>
    </style:style>
    <style:style style:name="P5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1c2a0b" style:font-size-asian="14pt" style:font-size-complex="14pt"/>
    </style:style>
    <style:style style:name="P53" style:family="paragraph" style:parent-style-name="Normal_20__28_Web_29_" style:list-style-name="L1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274aed" style:font-size-asian="14pt"/>
    </style:style>
    <style:style style:name="P54" style:family="paragraph" style:parent-style-name="Normal_20__28_Web_29_" style:list-style-name="L1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274aed"/>
    </style:style>
    <style:style style:name="P55" style:family="paragraph" style:parent-style-name="Normal_20__28_Web_29_" style:list-style-name="L2">
      <style:paragraph-properties fo:line-height="150%"/>
    </style:style>
    <style:style style:name="P56" style:family="paragraph" style:parent-style-name="Normal_20__28_Web_29_" style:list-style-name="L2">
      <style:paragraph-properties fo:line-height="150%" fo:text-align="justify" style:justify-single-word="false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58" style:family="paragraph" style:parent-style-name="Standard" style:list-style-name="WWNum2">
      <style:paragraph-properties fo:line-height="115%"/>
      <style:text-properties fo:language="ru" fo:country="RU" officeooo:paragraph-rsid="002bdec1"/>
    </style:style>
    <style:style style:name="P59" style:family="paragraph" style:parent-style-name="Standard" style:list-style-name="WWNum2">
      <style:paragraph-properties fo:line-height="115%"/>
      <style:text-properties fo:language="ru" fo:country="RU" officeooo:paragraph-rsid="002ca818"/>
    </style:style>
    <style:style style:name="P60" style:family="paragraph" style:parent-style-name="Standard" style:list-style-name="WWNum2">
      <style:paragraph-properties fo:line-height="115%"/>
      <style:text-properties officeooo:paragraph-rsid="002ca818"/>
    </style:style>
    <style:style style:name="P61" style:family="paragraph" style:parent-style-name="Standard" style:list-style-name="WWNum2">
      <style:paragraph-properties fo:line-height="115%"/>
      <style:text-properties fo:font-size="14pt" fo:language="ru" fo:country="RU" officeooo:paragraph-rsid="002ca818" style:font-size-asian="14pt"/>
    </style:style>
    <style:style style:name="P6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cf37c" officeooo:paragraph-rsid="002cf37c" style:font-size-asian="14pt" style:font-weight-asian="normal" style:font-weight-complex="normal"/>
    </style:style>
    <style:style style:name="P6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6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weight-complex="bold"/>
    </style:style>
    <style:style style:name="P6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ru" fo:country="RU" style:font-name-complex="Courier New1"/>
    </style:style>
    <style:style style:name="P67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2pt" fo:language="ru" fo:country="RU" style:font-size-asian="12pt" style:font-name-complex="Courier New1" style:font-size-complex="12pt"/>
    </style:style>
    <style:style style:name="P6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4pt" fo:language="ru" fo:country="RU" fo:font-style="italic" fo:font-weight="bold" officeooo:paragraph-rsid="002cf37c" style:font-size-asian="14pt" style:font-style-asian="italic" style:font-weight-asian="bold" style:font-name-complex="Courier New1" style:font-size-complex="12pt"/>
    </style:style>
    <style:style style:name="P69" style:family="paragraph" style:parent-style-name="Standard">
      <style:paragraph-properties fo:margin-left="0in" fo:margin-right="0in" fo:line-height="115%" fo:text-align="justify" style:justify-single-word="false" fo:text-indent="0.4925in" style:auto-text-indent="false" fo:break-before="page"/>
      <style:text-properties style:font-name="Courier New" fo:font-size="12pt" fo:language="ru" fo:country="RU" style:font-size-asian="12pt" style:font-name-complex="Courier New1" style:font-size-complex="12pt"/>
    </style:style>
    <style:style style:name="P70" style:family="paragraph" style:parent-style-name="Standard">
      <style:paragraph-properties fo:margin-left="0.4925in" fo:margin-right="0in" fo:line-height="115%" fo:text-align="justify" style:justify-single-word="false" fo:text-indent="0in" style:auto-text-indent="false"/>
      <style:text-properties fo:font-size="14pt" fo:language="ru" fo:country="RU" fo:font-style="italic" fo:font-weight="bold" style:font-size-asian="14pt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margin-top="0.0835in" fo:margin-bottom="0in" loext:contextual-spacing="false" fo:text-align="start" style:justify-single-word="false"/>
      <style:text-properties officeooo:paragraph-rsid="002cf37c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cabbf" style:font-size-asian="14pt" style:font-size-complex="14pt" style:font-weight-complex="bold"/>
    </style:style>
    <style:style style:name="T7" style:family="text">
      <style:text-properties fo:font-size="14pt" officeooo:rsid="000cabbf" style:font-size-asian="14pt" style:font-size-complex="14pt"/>
    </style:style>
    <style:style style:name="T8" style:family="text">
      <style:text-properties fo:font-size="14pt" officeooo:rsid="0010835b" style:font-size-asian="14pt" style:font-size-complex="14pt"/>
    </style:style>
    <style:style style:name="T9" style:family="text">
      <style:text-properties fo:font-size="14pt" officeooo:rsid="001ae42c" style:font-size-asian="14pt" style:font-size-complex="14pt"/>
    </style:style>
    <style:style style:name="T10" style:family="text">
      <style:text-properties fo:font-size="14pt" officeooo:rsid="001c2a0b" style:font-size-asian="14pt" style:font-size-complex="14pt"/>
    </style:style>
    <style:style style:name="T11" style:family="text">
      <style:text-properties fo:font-size="14pt" officeooo:rsid="000ce724" style:font-size-asian="14pt"/>
    </style:style>
    <style:style style:name="T12" style:family="text">
      <style:text-properties fo:font-size="14pt" officeooo:rsid="001088ec" style:font-size-asian="14pt"/>
    </style:style>
    <style:style style:name="T13" style:family="text">
      <style:text-properties fo:font-size="14pt" officeooo:rsid="0013f61d" style:font-size-asian="14pt"/>
    </style:style>
    <style:style style:name="T14" style:family="text">
      <style:text-properties fo:font-size="14pt" officeooo:rsid="002bdec1" style:font-size-asian="14pt"/>
    </style:style>
    <style:style style:name="T15" style:family="text">
      <style:text-properties fo:font-size="14pt" fo:language="ru" fo:country="RU" style:font-size-asian="14pt"/>
    </style:style>
    <style:style style:name="T16" style:family="text">
      <style:text-properties fo:font-size="14pt" fo:language="ru" fo:country="RU" officeooo:rsid="002ca818" style:font-size-asian="14pt"/>
    </style:style>
    <style:style style:name="T17" style:family="text">
      <style:text-properties fo:font-size="14pt" fo:language="ru" fo:country="RU" fo:font-weight="bold" style:font-size-asian="14pt" style:font-weight-asian="bold"/>
    </style:style>
    <style:style style:name="T18" style:family="text">
      <style:text-properties fo:font-size="14pt" fo:language="ru" fo:country="RU" fo:font-weight="bold" style:font-size-asian="14pt" style:font-weight-asian="bold" style:font-size-complex="14pt"/>
    </style:style>
    <style:style style:name="T19" style:family="text">
      <style:text-properties fo:font-size="14pt" fo:language="ru" fo:country="RU" fo:font-weight="bold" officeooo:rsid="002cf37c" style:font-size-asian="14pt" style:font-weight-asian="bold" style:font-size-complex="14pt"/>
    </style:style>
    <style:style style:name="T20" style:family="text">
      <style:text-properties fo:font-size="14pt" fo:language="ru" fo:country="RU" fo:font-weight="bold" officeooo:rsid="002cf37c" style:font-size-asian="14pt" style:font-weight-asian="bold"/>
    </style:style>
    <style:style style:name="T21" style:family="text">
      <style:text-properties fo:color="#ff0000" fo:font-size="14pt" fo:font-weight="bold" style:font-size-asian="14pt" style:font-weight-asian="bold" style:font-size-complex="14pt"/>
    </style:style>
    <style:style style:name="T22" style:family="text">
      <style:text-properties fo:font-variant="normal" fo:text-transform="none" fo:language="ru" fo:country="RU"/>
    </style:style>
    <style:style style:name="T23" style:family="text">
      <style:text-properties style:font-name="Times New Roman" fo:font-size="12pt" style:font-size-asian="12pt" style:font-name-complex="Times New Roman1" style:font-size-complex="12pt"/>
    </style:style>
    <style:style style:name="T24" style:family="text">
      <style:text-properties style:font-name="Times New Roman" fo:font-size="14pt" officeooo:rsid="001c2a0b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officeooo:rsid="002bdec1" style:font-name-asian="Times New Roman1" style:font-size-asian="14pt" style:language-asian="ru" style:country-asian="RU" style:font-name-complex="Times New Roman1" style:font-size-complex="12pt"/>
    </style:style>
    <style:style style:name="T26" style:family="text">
      <style:text-properties style:font-name="Times New Roman" fo:font-size="14pt" fo:language="ru" fo:country="RU" officeooo:rsid="002ca818" style:font-name-asian="Times New Roman1" style:font-size-asian="14pt" style:language-asian="ru" style:country-asian="RU" style:font-name-complex="Times New Roman1" style:font-size-complex="12pt"/>
    </style:style>
    <style:style style:name="T27" style:family="text">
      <style:text-properties style:font-name="Times New Roman" officeooo:rsid="001c2a0b" style:font-name-asian="Times New Roman1" style:language-asian="ru" style:country-asian="RU" style:font-name-complex="Times New Roman1" style:font-size-complex="14pt"/>
    </style:style>
    <style:style style:name="T28" style:family="text">
      <style:text-properties officeooo:rsid="000cacd7"/>
    </style:style>
    <style:style style:name="T29" style:family="text">
      <style:text-properties officeooo:rsid="000cc544"/>
    </style:style>
    <style:style style:name="T30" style:family="text">
      <style:text-properties officeooo:rsid="000cd56a"/>
    </style:style>
    <style:style style:name="T31" style:family="text">
      <style:text-properties officeooo:rsid="0010835b"/>
    </style:style>
    <style:style style:name="T32" style:family="text">
      <style:text-properties officeooo:rsid="0013f61d"/>
    </style:style>
    <style:style style:name="T33" style:family="text">
      <style:text-properties officeooo:rsid="00152b39"/>
    </style:style>
    <style:style style:name="T34" style:family="text">
      <style:text-properties officeooo:rsid="0015a572"/>
    </style:style>
    <style:style style:name="T35" style:family="text">
      <style:text-properties officeooo:rsid="00179654"/>
    </style:style>
    <style:style style:name="T36" style:family="text">
      <style:text-properties officeooo:rsid="001a1f43"/>
    </style:style>
    <style:style style:name="T37" style:family="text">
      <style:text-properties officeooo:rsid="001c2a0b"/>
    </style:style>
    <style:style style:name="T38" style:family="text">
      <style:text-properties style:font-size-complex="14pt"/>
    </style:style>
    <style:style style:name="T39" style:family="text">
      <style:text-properties officeooo:rsid="0010835b" style:font-size-complex="14pt"/>
    </style:style>
    <style:style style:name="T40" style:family="text">
      <style:text-properties officeooo:rsid="001c2a0b" style:font-size-complex="14pt"/>
    </style:style>
    <style:style style:name="T41" style:family="text">
      <style:text-properties officeooo:rsid="002a3f96" style:font-size-complex="14pt"/>
    </style:style>
    <style:style style:name="T42" style:family="text">
      <style:text-properties fo:language="ru" fo:country="RU" fo:font-weight="bold" style:font-weight-asian="bold" style:font-size-complex="12pt"/>
    </style:style>
    <style:style style:name="T43" style:family="text">
      <style:text-properties fo:language="ru" fo:country="RU" fo:font-weight="bold" officeooo:rsid="000cabbf" style:font-weight-asian="bold" style:font-size-complex="12pt"/>
    </style:style>
    <style:style style:name="T44" style:family="text">
      <style:text-properties officeooo:rsid="002ca97c"/>
    </style:style>
    <style:style style:name="T45" style:family="text">
      <style:text-properties officeooo:rsid="002cf37c"/>
    </style:style>
    <style:style style:name="T46" style:family="text">
      <style:text-properties fo:color="#000000" style:font-name="Times New Roman" fo:font-size="14pt" fo:language="ru" fo:country="RU" style:font-size-asian="14pt" style:font-name-complex="Times New Roman1" style:font-size-complex="12pt"/>
    </style:style>
    <style:style style:name="T47" style:family="text">
      <style:text-properties fo:color="#000000" style:font-name="Times New Roman" fo:font-size="14pt" fo:language="ru" fo:country="RU" fo:font-weight="bold" officeooo:rsid="002cf37c" style:font-size-asian="14pt" style:font-weight-asian="bold" style:font-name-complex="Times New Roman1" style:font-size-complex="12pt"/>
    </style:style>
    <style:style style:name="T48" style:family="text">
      <style:text-properties officeooo:rsid="002d1d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ОБРНАУКИ РОССИИ</text:p>
      <text:p text:style-name="P37">Санкт-Петербургский государственный</text:p>
      <text:p text:style-name="P37">электротехнический университет</text:p>
      <text:p text:style-name="P37">«ЛЭТИ» им. В.И. Ульянова (Ленина)</text:p>
      <text:p text:style-name="P28">Кафедра МО ЭВМ</text:p>
      <text:p text:style-name="P37"/>
      <text:p text:style-name="P32"/>
      <text:p text:style-name="P32"/>
      <text:p text:style-name="P32"/>
      <text:p text:style-name="P32"/>
      <text:p text:style-name="P32"/>
      <text:p text:style-name="P32"/>
      <text:p text:style-name="P1"><text:span text:style-name="Book_20_Title"><text:span text:style-name="T1">отчет</text:span></text:span></text:p>
      <text:p text:style-name="P38"><text:span text:style-name="T2">по лабораторной работе</text:span><text:span text:style-name="T21"> </text:span><text:span text:style-name="T2">№1</text:span></text:p>
      <text:p text:style-name="P28">по дисциплине «Организация ЭВМ и систем»</text:p>
      <text:h text:style-name="Heading_20_1" text:outline-level="1"><text:span text:style-name="Book_20_Title"><text:span text:style-name="T22">Тема: </text:span></text:span><text:span text:style-name="T42">Трансляции, отладка и выполнение программ на языке Ассембл</text:span><text:span text:style-name="T43">е</text:span><text:span text:style-name="T42">ра.</text:span></text:h>
      <text:p text:style-name="P27"/>
      <text:p text:style-name="P32"/>
      <text:p text:style-name="P32"/>
      <text:p text:style-name="P32"/>
      <text:p text:style-name="P31"/>
      <text:p text:style-name="P32"/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Студент гр. <text:span text:style-name="T36">9383</text:span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41">Ноздрин В.Я. </text:p>
          </table:table-cell>
        </table:table-row>
        <table:table-row table:style-name="Таблица1.1">
          <table:table-cell table:style-name="Таблица1.A1" office:value-type="string">
            <text:p text:style-name="P30">Преподаватель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33">Ефремов М.А.</text:p>
          </table:table-cell>
        </table:table-row>
      </table:table>
      <text:p text:style-name="P34"/>
      <text:p text:style-name="P34"/>
      <text:p text:style-name="P34">Санкт-Петербург</text:p>
      <text:p text:style-name="P38"><text:span text:style-name="T5">20</text:span><text:span text:style-name="T6">20</text:span></text:p>
      <text:list xml:id="list104585675" text:style-name="L2">
        <text:list-header>
          <text:p text:style-name="P55"><text:soft-page-break/><text:span text:style-name="T20">1. </text:span><text:span text:style-name="T17">Цель работы. </text:span></text:p>
        </text:list-header>
      </text:list>
      <text:p text:style-name="P26">Изучить основные принципы трансляции, отладки и выполнения программ на языке Ассемблера. </text:p>
      <text:list xml:id="list105705509902907" text:continue-numbering="true" text:style-name="L2">
        <text:list-header>
          <text:p text:style-name="P56"><text:span text:style-name="T19">2. </text:span><text:span text:style-name="T18">Ход работы. </text:span></text:p>
        </text:list-header>
      </text:list>
      <text:p text:style-name="P25">Часть 1.</text:p>
      <text:p text:style-name="P8"><text:span text:style-name="T4">1. Загру</text:span><text:span text:style-name="T8">жены</text:span><text:span text:style-name="T4"> файлы из каталога /</text:span><text:span text:style-name="T9">tools</text:span><text:span text:style-name="T4"> в каталог </text:span><text:span text:style-name="T9">~/tools</text:span></text:p>
      <text:p text:style-name="P3"/>
      <text:p text:style-name="P9"><text:span text:style-name="T4">2. Запу</text:span><text:span text:style-name="T8">щена</text:span><text:span text:style-name="T4"> программ</text:span><text:span text:style-name="T8">а</text:span><text:span text:style-name="T4"> DOSBox, смонтир</text:span><text:span text:style-name="T8">ован</text:span><text:span text:style-name="T4"> виртуальный диск </text:span><text:span text:style-name="T8">С</text:span><text:span text:style-name="T4">: в каталоге </text:span><text:span text:style-name="T9">~</text:span><text:span text:style-name="T4">/</text:span><text:span text:style-name="T9">tools</text:span><text:span text:style-name="T4"> при помощи mount </text:span><text:span text:style-name="T9">c</text:span><text:span text:style-name="T4"> </text:span><text:span text:style-name="T9">~/tools</text:span></text:p>
      <text:p text:style-name="P3"/>
      <text:p text:style-name="P8"><text:span text:style-name="T4">3. Просмотр</text:span><text:span text:style-name="T8">ен </text:span><text:span text:style-name="T10">код программ hello1.asm и hello2.asm</text:span><text:span text:style-name="T4">, изуч</text:span><text:span text:style-name="T8">ен</text:span><text:span text:style-name="T10">ы</text:span><text:span text:style-name="T4"> структур</text:span><text:span text:style-name="T10">а</text:span><text:span text:style-name="T4"> и реализаци</text:span><text:span text:style-name="T24">я</text:span><text:span text:style-name="T10"> </text:span><text:span text:style-name="T4">сегмент</text:span><text:span text:style-name="T10">ов</text:span><text:span text:style-name="T4"> программы. Строк</text:span><text:span text:style-name="T8">а</text:span><text:span text:style-name="T4">-приветствие преобразова</text:span><text:span text:style-name="T8">на</text:span><text:span text:style-name="T4"> в соответствии с личными данными.</text:span></text:p>
      <text:p text:style-name="P8"/>
      <text:p text:style-name="P4">4. В DOS <text:span text:style-name="T31">осуществлен переход</text:span> на виртуальный диск при помощи команды <text:span text:style-name="T37">c:</text:span><text:span text:style-name="T31"> </text:span></text:p>
      <text:p text:style-name="P8"/>
      <text:p text:style-name="P5">5. Протранслирова<text:span text:style-name="T31">на</text:span> программ<text:span text:style-name="T31">а</text:span> с помощью строки:</text:p>
      <text:p text:style-name="P5">&gt; masm hello1.asm</text:p>
      <text:p text:style-name="P10"><text:span text:style-name="T24">С</text:span><text:span text:style-name="T4">оздается объектный файл Hello1.obj </text:span><text:span text:style-name="T24">с сообщением об отстутствии ошибок и предупрежденй</text:span><text:span text:style-name="T4">.</text:span></text:p>
      <text:p text:style-name="P8"/>
      <text:p text:style-name="P5">6. Скомпонова<text:span text:style-name="T31">н</text:span> загрузочный модуль Hello1.exe с помощью строки:</text:p>
      <text:p text:style-name="P5">&gt; link Hello1.obj</text:p>
      <text:p text:style-name="P10"><text:span text:style-name="T24">Л</text:span><text:span text:style-name="T4">инковщик создает загрузочный модуль Hello1.exe.</text:span></text:p>
      <text:p text:style-name="P5"/>
      <text:p text:style-name="P10"><text:span text:style-name="T4">7. Загру</text:span><text:span text:style-name="T8">жена</text:span><text:span text:style-name="T4"> русск</text:span><text:span text:style-name="T8">ая</text:span><text:span text:style-name="T4"> кодов</text:span><text:span text:style-name="T8">ая</text:span><text:span text:style-name="T4"> таблиц</text:span><text:span text:style-name="T8">а</text:span><text:span text:style-name="T4"> символов путём набора строки:</text:span></text:p>
      <text:p text:style-name="P5">&gt; keyb ru 866</text:p>
      <text:p text:style-name="P5"/>
      <text:p text:style-name="P10"><text:span text:style-name="T4">8. Запу</text:span><text:span text:style-name="T8">щена</text:span><text:span text:style-name="T4"> программ</text:span><text:span text:style-name="T8">а</text:span><text:span text:style-name="T4"> в автоматическом режиме путем набора строки:</text:span></text:p>
      <text:p text:style-name="P5">&gt; Hello1.exe</text:p>
      <text:p text:style-name="P3"/>
      <text:p text:style-name="P5">9. <text:s/>Вывод программы:</text:p>
      <text:p text:style-name="P10"><text:span text:style-name="T4">&gt; Вас приветствует ст.гр.</text:span><text:span text:style-name="T7">938</text:span><text:span text:style-name="T10">3</text:span><text:span text:style-name="T4"> — </text:span><text:span text:style-name="T24">Ноздрин В. Я.</text:span></text:p>
      <text:p text:style-name="P6"/>
      <text:p text:style-name="P5"><text:soft-page-break/>10. Выполн<text:span text:style-name="T31">ен</text:span> запуск программы Hello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p>
      <text:p text:style-name="P5">&gt; afd<text:span text:style-name="T31">pro</text:span> Hello1.exe.</text:p>
      <text:p text:style-name="P7"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7"/>
      <text:list xml:id="list2228795946" text:style-name="L1">
        <text:list-item>
          <text:p text:style-name="P53">Содержимое сегментных регистров до старта программы:</text:p>
          <text:p text:style-name="P54"><text:span text:style-name="T3">CS:1A</text:span><text:span text:style-name="T11">05</text:span><text:span text:style-name="T3">, DS:19</text:span><text:span text:style-name="T11">F5</text:span><text:span text:style-name="T3">, ES:1</text:span><text:span text:style-name="T11">9F5</text:span><text:span text:style-name="T3">, SS:</text:span><text:span text:style-name="T11">1A0A</text:span><text:span text:style-name="T3">, HS:1</text:span><text:span text:style-name="T11">9F5</text:span><text:span text:style-name="T3">, FS:1</text:span><text:span text:style-name="T11">9F5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2">Адрес</text:p>
            <text:p text:style-name="P12">Команды</text:p>
          </table:table-cell>
          <table:table-cell table:style-name="Таблица2.A1" table:number-rows-spanned="2" office:value-type="string">
            <text:p text:style-name="P12">Символический</text:p>
            <text:p text:style-name="P12">код <text:s/>команды</text:p>
          </table:table-cell>
          <table:table-cell table:style-name="Таблица2.A1" table:number-rows-spanned="2" office:value-type="string">
            <text:p text:style-name="P12">16-ричный </text:p>
            <text:p text:style-name="P12">код команды</text:p>
          </table:table-cell>
          <table:table-cell table:style-name="Таблица2.A1" table:number-columns-spanned="2" office:value-type="string">
            <text:p text:style-name="P12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12">до выполнения .</text:p>
          </table:table-cell>
          <table:table-cell table:style-name="Таблица2.A1" office:value-type="string">
            <text:p text:style-name="P12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20">0010</text:p>
          </table:table-cell>
          <table:table-cell table:style-name="Таблица2.A1" office:value-type="string">
            <text:p text:style-name="P20">MOV <text:s text:c="2"/>AX, 1A<text:span text:style-name="T28">07</text:span></text:p>
          </table:table-cell>
          <table:table-cell table:style-name="Таблица2.A1" office:value-type="string">
            <text:p text:style-name="P20">B8<text:span text:style-name="T28">071A</text:span></text:p>
          </table:table-cell>
          <table:table-cell table:style-name="Таблица2.A1" office:value-type="string">
            <text:p text:style-name="P12">(AX) = 0000</text:p>
            <text:p text:style-name="P13">(DS) = <text:span text:style-name="T29">19F5</text:span></text:p>
            <text:p text:style-name="P14">(DX) = 0000</text:p>
            <text:p text:style-name="P12"><text:s/>(IP) = 0010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<text:span text:style-name="T29">19F5</text:span></text:p>
            <text:p text:style-name="P14">(DX) = 0000</text:p>
            <text:p text:style-name="P14"><text:s/>(IP) = 001<text:span text:style-name="T29">3</text:span></text:p>
          </table:table-cell>
        </table:table-row>
        <table:table-row table:style-name="Таблица2.3">
          <table:table-cell table:style-name="Таблица2.A1" office:value-type="string">
            <text:p text:style-name="P20">0013</text:p>
          </table:table-cell>
          <table:table-cell table:style-name="Таблица2.A1" office:value-type="string">
            <text:p text:style-name="P20">MOV DS, AX</text:p>
          </table:table-cell>
          <table:table-cell table:style-name="Таблица2.A1" office:value-type="string">
            <text:p text:style-name="P20">8ED8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<text:span text:style-name="T29">19F5</text:span></text:p>
            <text:p text:style-name="P14">(DX) = 0000</text:p>
            <text:p text:style-name="P14"><text:s/>(IP) = 001<text:span text:style-name="T29">3</text:span>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1A<text:span text:style-name="T28">07</text:span></text:p>
            <text:p text:style-name="P14">(DX) = 0000</text:p>
            <text:p text:style-name="P14"><text:s/>(IP) = 001<text:span text:style-name="T29">5</text:span></text:p>
          </table:table-cell>
        </table:table-row>
        <table:table-row table:style-name="Таблица2.3">
          <table:table-cell table:style-name="Таблица2.A1" office:value-type="string">
            <text:p text:style-name="P20">0015</text:p>
          </table:table-cell>
          <table:table-cell table:style-name="Таблица2.A1" office:value-type="string">
            <text:p text:style-name="P20">MOV DX, 0000</text:p>
          </table:table-cell>
          <table:table-cell table:style-name="Таблица2.A1" office:value-type="string">
            <text:p text:style-name="P20">BA0000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1A<text:span text:style-name="T28">07</text:span></text:p>
            <text:p text:style-name="P14">(DX) = 0000</text:p>
            <text:p text:style-name="P14"><text:s/>(IP) = 001<text:span text:style-name="T29">5</text:span>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1A<text:span text:style-name="T28">07</text:span></text:p>
            <text:p text:style-name="P14">(DX) = 0000</text:p>
            <text:p text:style-name="P14"><text:s/>(IP) = 001<text:span text:style-name="T29">8</text:span></text:p>
          </table:table-cell>
        </table:table-row>
        <table:table-row table:style-name="Таблица2.6">
          <table:table-cell table:style-name="Таблица2.A1" office:value-type="string">
            <text:p text:style-name="P20">0018</text:p>
          </table:table-cell>
          <table:table-cell table:style-name="Таблица2.A1" office:value-type="string">
            <text:p text:style-name="P20">MOV AH,09</text:p>
          </table:table-cell>
          <table:table-cell table:style-name="Таблица2.A1" office:value-type="string">
            <text:p text:style-name="P20">B409</text:p>
          </table:table-cell>
          <table:table-cell table:style-name="Таблица2.A1" office:value-type="string">
            <text:p text:style-name="P14">(AX) = 1A<text:span text:style-name="T28">07</text:span></text:p>
            <text:p text:style-name="P14">(DS) = 1A<text:span text:style-name="T28">07</text:span></text:p>
            <text:p text:style-name="P14">(DX) = 0000</text:p>
            <text:p text:style-name="P14"><text:s/>(IP) = 001<text:span text:style-name="T29">8</text:span></text:p>
          </table:table-cell>
          <table:table-cell table:style-name="Таблица2.A1" office:value-type="string">
            <text:p text:style-name="P14">(AX) = <text:span text:style-name="T29">0907</text:span></text:p>
            <text:p text:style-name="P14">(DS) = 1A<text:span text:style-name="T28">07</text:span></text:p>
            <text:p text:style-name="P14">(DX) = 0000</text:p>
            <text:p text:style-name="P14"><text:s/>(IP) = <text:span text:style-name="T29">001A</text:span></text:p>
          </table:table-cell>
        </table:table-row>
        <table:table-row table:style-name="Таблица2.7">
          <table:table-cell table:style-name="Таблица2.A1" office:value-type="string">
            <text:p text:style-name="P20">001A</text:p>
          </table:table-cell>
          <table:table-cell table:style-name="Таблица2.A1" office:value-type="string">
            <text:p text:style-name="P20">INT 21</text:p>
          </table:table-cell>
          <table:table-cell table:style-name="Таблица2.A1" office:value-type="string">
            <text:p text:style-name="P20">CD21</text:p>
          </table:table-cell>
          <table:table-cell table:style-name="Таблица2.A1" office:value-type="string">
            <text:p text:style-name="P14">(AX) = <text:span text:style-name="T29">0907</text:span></text:p>
            <text:p text:style-name="P14">(DS) = 1A<text:span text:style-name="T28">07</text:span></text:p>
            <text:p text:style-name="P14">(DX) = 0000</text:p>
            <text:p text:style-name="P14"><text:s/>(IP) = <text:span text:style-name="T29">001A</text:span></text:p>
          </table:table-cell>
          <table:table-cell table:style-name="Таблица2.A1" office:value-type="string">
            <text:p text:style-name="P15">(AX) = <text:span text:style-name="T29">0907</text:span></text:p>
            <text:p text:style-name="P15">(DS) = 1A<text:span text:style-name="T28">07</text:span></text:p>
            <text:p text:style-name="P15">(DX) = 0000</text:p>
            <text:p text:style-name="P21"><text:s/>(IP) = <text:span text:style-name="T29">001</text:span>C</text:p>
          </table:table-cell>
        </table:table-row>
        <table:table-row table:style-name="Таблица2.8">
          <table:table-cell table:style-name="Таблица2.A1" office:value-type="string">
            <text:p text:style-name="P20">001C</text:p>
          </table:table-cell>
          <table:table-cell table:style-name="Таблица2.A1" office:value-type="string">
            <text:p text:style-name="P20">MOV AH,4C</text:p>
          </table:table-cell>
          <table:table-cell table:style-name="Таблица2.A1" office:value-type="string">
            <text:p text:style-name="P20">B44C</text:p>
          </table:table-cell>
          <table:table-cell table:style-name="Таблица2.A1" office:value-type="string">
            <text:p text:style-name="P15">(AX) = <text:span text:style-name="T29">0907</text:span></text:p>
            <text:p text:style-name="P15">(DS) = 1A<text:span text:style-name="T28">07</text:span></text:p>
            <text:p text:style-name="P15">(DX) = 0000</text:p>
            <text:p text:style-name="P21"><text:s/>(IP) = <text:span text:style-name="T29">001</text:span>C</text:p>
          </table:table-cell>
          <table:table-cell table:style-name="Таблица2.A1" office:value-type="string">
            <text:p text:style-name="P15">(AX) = <text:span text:style-name="T30">4C07</text:span></text:p>
            <text:p text:style-name="P15">(DS) = 1A<text:span text:style-name="T28">07</text:span></text:p>
            <text:p text:style-name="P15">(DX) = 0000</text:p>
            <text:p text:style-name="P21"><text:s/>(IP) = <text:span text:style-name="T29">001</text:span>E</text:p>
          </table:table-cell>
        </table:table-row>
        <table:table-row table:style-name="Таблица2.3">
          <table:table-cell table:style-name="Таблица2.A1" office:value-type="string">
            <text:p text:style-name="P20">001E</text:p>
          </table:table-cell>
          <table:table-cell table:style-name="Таблица2.A1" office:value-type="string">
            <text:p text:style-name="P20">INT 21</text:p>
          </table:table-cell>
          <table:table-cell table:style-name="Таблица2.A1" office:value-type="string">
            <text:p text:style-name="P20">CD21</text:p>
          </table:table-cell>
          <table:table-cell table:style-name="Таблица2.A1" office:value-type="string">
            <text:p text:style-name="P15">(AX) = <text:span text:style-name="T30">4C07</text:span></text:p>
            <text:p text:style-name="P15">(DS) = 1A<text:span text:style-name="T28">07</text:span></text:p>
            <text:p text:style-name="P15">(DX) = 0000</text:p>
            <text:p text:style-name="P21"><text:s/>(IP) = <text:span text:style-name="T29">001</text:span>E</text:p>
          </table:table-cell>
          <table:table-cell table:style-name="Таблица2.A1" office:value-type="string">
            <text:p text:style-name="P12">(AX) = 0000</text:p>
            <text:p text:style-name="P12">(DS) = 19<text:span text:style-name="T30">F5</text:span></text:p>
            <text:p text:style-name="P15">(DX) = 0000</text:p>
            <text:p text:style-name="P12">(IP) = 0010</text:p>
          </table:table-cell>
        </table:table-row>
      </table:table>
      <text:p text:style-name="P63">Табл 1</text:p>
      <text:p text:style-name="P29"/>
      <text:p text:style-name="P29"/>
      <text:p text:style-name="P29"><text:soft-page-break/>Часть 2.</text:p>
      <text:p text:style-name="P35">1. <text:span text:style-name="T38">Просмотр</text:span><text:span text:style-name="T39">ен </text:span><text:span text:style-name="T40">код программ</text:span><text:span text:style-name="T41">ы</text:span><text:span text:style-name="T40"> hello2.asm</text:span><text:span text:style-name="T38">, изуч</text:span><text:span text:style-name="T39">ен</text:span><text:span text:style-name="T40">ы</text:span><text:span text:style-name="T38"> структур</text:span><text:span text:style-name="T40">а</text:span><text:span text:style-name="T38"> и реализаци</text:span><text:span text:style-name="T27">я</text:span><text:span text:style-name="T40"> </text:span><text:span text:style-name="T38">сегмент</text:span><text:span text:style-name="T40">ов</text:span><text:span text:style-name="T38"> программы. <text:s/>Строки-приветствия преобразова</text:span><text:span text:style-name="T39">ны</text:span><text:span text:style-name="T38"> в соответствии с личными данными.</text:span></text:p>
      <text:p text:style-name="P40"/>
      <text:list xml:id="list1767952610" text:style-name="WWNum2">
        <text:list-item>
          <text:p text:style-name="P58"><text:span text:style-name="T3">Выполн</text:span><text:span text:style-name="T12">ена</text:span><text:span text:style-name="T3"> трансляци</text:span><text:span text:style-name="T12">я</text:span><text:span text:style-name="T3"> программы </text:span><text:span text:style-name="T14">h</text:span><text:span text:style-name="T3">ello2.asm команд</text:span><text:span text:style-name="T14">ой</text:span><text:span text:style-name="T3">:</text:span></text:p>
          <text:p text:style-name="P58"><text:span text:style-name="T3">&gt;masm </text:span><text:span text:style-name="T14">h</text:span><text:span text:style-name="T3">ello2.asm</text:span></text:p>
          <text:p text:style-name="P58"><text:span text:style-name="T25">Создан </text:span><text:span text:style-name="T3">объектный файл </text:span><text:span text:style-name="T14">h</text:span><text:span text:style-name="T3">ello2.</text:span><text:span text:style-name="T14">obj с сообщением об отсутствии </text:span><text:span text:style-name="T3">ошибок.</text:span></text:p>
        </text:list-item>
      </text:list>
      <text:p text:style-name="P39"/>
      <text:list xml:id="list105705742202697" text:continue-numbering="true" text:style-name="WWNum2">
        <text:list-item>
          <text:p text:style-name="P60"><text:span text:style-name="T16">Скомпилировн загрузочный модуль h</text:span><text:span text:style-name="T15">ello2.exe </text:span><text:span text:style-name="T26">командой</text:span><text:span text:style-name="T15">:</text:span></text:p>
          <text:p text:style-name="P61">&gt;link Hello2.obj</text:p>
          <text:p text:style-name="P61"/>
        </text:list-item>
        <text:list-item>
          <text:p text:style-name="P59"><text:span text:style-name="T3">Выполн</text:span><text:span text:style-name="T12">ена</text:span><text:span text:style-name="T3"> программ</text:span><text:span text:style-name="T12">f</text:span><text:span text:style-name="T3"> Hello2.exe в автоматическом режиме и </text:span><text:span text:style-name="T12">проконтроллировано</text:span><text:span text:style-name="T3">, что она работает корректно: в консоль выводится:</text:span></text:p>
          <text:p text:style-name="P59"><text:span text:style-name="T3">&gt;</text:span><text:span text:style-name="T12">Hello Worlds</text:span><text:span text:style-name="T3">!</text:span></text:p>
          <text:p text:style-name="P59"><text:span text:style-name="T3">&gt;</text:span><text:span text:style-name="T12">Student from 9383 - Nozdrin V.Y.</text:span><text:span text:style-name="T3">.</text:span></text:p>
        </text:list-item>
      </text:list>
      <text:p text:style-name="P36"><text:s/></text:p>
      <text:list xml:id="list105706927537955" text:continue-numbering="true" text:style-name="WWNum2">
        <text:list-item>
          <text:p text:style-name="P51"><text:span text:style-name="T3">Запу</text:span><text:span text:style-name="T12">щена</text:span><text:span text:style-name="T3"> программ</text:span><text:span text:style-name="T12">а</text:span><text:span text:style-name="T3"> Hello2.exe в пошаговом режиме, используя отладчик afd</text:span><text:span text:style-name="T12">pro</text:span><text:span text:style-name="T3"> с фиксацией содержимого используемых регистров и ячеек памяти до и после выполнения команд.</text:span></text:p>
        </text:list-item>
      </text:list>
      <text:p text:style-name="P2"/>
      <text:p text:style-name="P11"><text:span text:style-name="T3">Содержимое сегментных регистров до старта программы: CS:1</text:span><text:span text:style-name="T13">A0A</text:span><text:span text:style-name="T3">, DS:1</text:span><text:span text:style-name="T13">9F5</text:span><text:span text:style-name="T3">, ES:1</text:span><text:span text:style-name="T13">9F5</text:span><text:span text:style-name="T3">, SS:1</text:span><text:span text:style-name="T13">A05</text:span><text:span text:style-name="T3">, HS:1</text:span><text:span text:style-name="T13">9F5</text:span><text:span text:style-name="T3">, FS: 1</text:span><text:span text:style-name="T13">9F5.</text:span><text:span text:style-name="T3"> </text:span></text:p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12">Адрес</text:p>
            <text:p text:style-name="P12">Команды</text:p>
          </table:table-cell>
          <table:table-cell table:style-name="Таблица3.A1" table:number-rows-spanned="2" office:value-type="string">
            <text:p text:style-name="P12">Символический</text:p>
            <text:p text:style-name="P12">код <text:s/>команды</text:p>
          </table:table-cell>
          <table:table-cell table:style-name="Таблица3.A1" table:number-rows-spanned="2" office:value-type="string">
            <text:p text:style-name="P12">16-ричный </text:p>
            <text:p text:style-name="P12">код команды</text:p>
          </table:table-cell>
          <table:table-cell table:style-name="Таблица3.A1" table:number-columns-spanned="2" office:value-type="string">
            <text:p text:style-name="P12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12">До выполнения </text:p>
          </table:table-cell>
          <table:table-cell table:style-name="Таблица3.A1" office:value-type="string">
            <text:p text:style-name="P12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20">0005</text:p>
          </table:table-cell>
          <table:table-cell table:style-name="Таблица3.A1" office:value-type="string">
            <text:p text:style-name="P20">PUSH DS</text:p>
          </table:table-cell>
          <table:table-cell table:style-name="Таблица3.A1" office:value-type="string">
            <text:p text:style-name="P20">1E</text:p>
          </table:table-cell>
          <table:table-cell table:style-name="Таблица3.A1" office:value-type="string">
            <text:p text:style-name="P16">(AX) = 0000</text:p>
            <text:p text:style-name="P16">(DS) <text:span text:style-name="T32">= 19F5</text:span></text:p>
            <text:p text:style-name="P12">(SP) = 0018</text:p>
            <text:p text:style-name="P12">(IP) = 0005</text:p>
            <text:p text:style-name="P12">Stack +0 0000</text:p>
            <text:p text:style-name="P12"><text:s text:c="5"/>+2 0000</text:p>
            <text:p text:style-name="P12"><text:s text:c="5"/>+4 0000</text:p>
          </table:table-cell>
          <table:table-cell table:style-name="Таблица3.A1" office:value-type="string">
            <text:p text:style-name="P16">(AX) = 0000</text:p>
            <text:p text:style-name="P16">(DS) = <text:span text:style-name="T32">19F5</text:span></text:p>
            <text:p text:style-name="P12">(SP) = 0016</text:p>
            <text:p text:style-name="P12">(IP) = 0006</text:p>
            <text:p text:style-name="P16">Stack +0 <text:span text:style-name="T32">19F5</text:span></text:p>
            <text:p text:style-name="P12"><text:s text:c="5"/>+2 0000</text:p>
            <text:p text:style-name="P12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0">0006</text:p>
          </table:table-cell>
          <table:table-cell table:style-name="Таблица3.A1" office:value-type="string">
            <text:p text:style-name="P20">SUB AX, AX</text:p>
          </table:table-cell>
          <table:table-cell table:style-name="Таблица3.A1" office:value-type="string">
            <text:p text:style-name="P20">2BCO</text:p>
          </table:table-cell>
          <table:table-cell table:style-name="Таблица3.A1" office:value-type="string">
            <text:p text:style-name="P16">(AX) = 0000</text:p>
            <text:p text:style-name="P16">(DS) = <text:span text:style-name="T32">19F5</text:span></text:p>
            <text:p text:style-name="P16">(SP) = 0016</text:p>
            <text:p text:style-name="P16">(IP) = 0006</text:p>
            <text:p text:style-name="P16">Stack +0 <text:span text:style-name="T32">19F5</text:span></text:p>
            <text:p text:style-name="P16"><text:s text:c="5"/>+2 0000</text:p>
            <text:p text:style-name="P16"><text:s text:c="5"/>+4 0000</text:p>
          </table:table-cell>
          <table:table-cell table:style-name="Таблица3.A1" office:value-type="string">
            <text:p text:style-name="P16">(AX) = 0000</text:p>
            <text:p text:style-name="P16">(DS) = <text:span text:style-name="T32">19F5</text:span></text:p>
            <text:p text:style-name="P16">(SP) = 0016</text:p>
            <text:p text:style-name="P16">(IP) = 000<text:span text:style-name="T32">8</text:span></text:p>
            <text:p text:style-name="P16">Stack +0 <text:span text:style-name="T32">19F5</text:span></text:p>
            <text:p text:style-name="P16"><text:s text:c="5"/>+2 0000</text:p>
            <text:p text:style-name="P16"><text:s text:c="5"/>+4 0000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20">0008</text:p>
          </table:table-cell>
          <table:table-cell table:style-name="Таблица3.A1" office:value-type="string">
            <text:p text:style-name="P20">PUSH AX</text:p>
          </table:table-cell>
          <table:table-cell table:style-name="Таблица3.A1" office:value-type="string">
            <text:p text:style-name="P20">50</text:p>
          </table:table-cell>
          <table:table-cell table:style-name="Таблица3.A1" office:value-type="string">
            <text:p text:style-name="P12">(AX) = 0000</text:p>
            <text:p text:style-name="P17">(DS) = <text:span text:style-name="T32">19F5</text:span></text:p>
            <text:p text:style-name="P12">(SP) = 0016</text:p>
            <text:p text:style-name="P12">(IP) = 0008</text:p>
            <text:p text:style-name="P17">Stack +0 <text:span text:style-name="T32">19F5</text:span></text:p>
            <text:p text:style-name="P12"><text:s text:c="5"/>+2 0000</text:p>
            <text:p text:style-name="P12"><text:s text:c="5"/>+4 0000</text:p>
          </table:table-cell>
          <table:table-cell table:style-name="Таблица3.A1" office:value-type="string">
            <text:p text:style-name="P12">(AX) = 0000</text:p>
            <text:p text:style-name="P17">(DS) = <text:span text:style-name="T32">19F5</text:span></text:p>
            <text:p text:style-name="P12">(SP) = 0014</text:p>
            <text:p text:style-name="P12">(IP) = 0009</text:p>
            <text:p text:style-name="P12">Stack +0 0000</text:p>
            <text:p text:style-name="P17"><text:s text:c="5"/>+2 <text:span text:style-name="T32">19F5</text:span></text:p>
            <text:p text:style-name="P12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0">0009</text:p>
          </table:table-cell>
          <table:table-cell table:style-name="Таблица3.A1" office:value-type="string">
            <text:p text:style-name="P20">MOV <text:s text:c="2"/>AX, 1<text:span text:style-name="T33">A07</text:span></text:p>
          </table:table-cell>
          <table:table-cell table:style-name="Таблица3.A1" office:value-type="string">
            <text:p text:style-name="P20">B8<text:span text:style-name="T33">071A</text:span></text:p>
          </table:table-cell>
          <table:table-cell table:style-name="Таблица3.A1" office:value-type="string">
            <text:p text:style-name="P17">(AX) = 0000</text:p>
            <text:p text:style-name="P17">(DS) = <text:span text:style-name="T32">19F5</text:span></text:p>
            <text:p text:style-name="P17">(SP) = 0014</text:p>
            <text:p text:style-name="P17">(IP) = 0009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S) = <text:span text:style-name="T32">19F5</text:span></text:p>
            <text:p text:style-name="P17">(SP) = 0014</text:p>
            <text:p text:style-name="P17">(IP) = 000<text:span text:style-name="T33">C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0">000C</text:p>
          </table:table-cell>
          <table:table-cell table:style-name="Таблица3.A1" office:value-type="string">
            <text:p text:style-name="P20">MOV DS, AX</text:p>
          </table:table-cell>
          <table:table-cell table:style-name="Таблица3.A1" office:value-type="string">
            <text:p text:style-name="P20">8ED8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S) = <text:span text:style-name="T32">19F5</text:span></text:p>
            <text:p text:style-name="P17">(SP) = 0014</text:p>
            <text:p text:style-name="P17">(IP) = 000<text:span text:style-name="T33">C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S) = 1<text:span text:style-name="T33">A07</text:span></text:p>
            <text:p text:style-name="P17">(SP) = 0014</text:p>
            <text:p text:style-name="P17">(IP) = 000<text:span text:style-name="T33">E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20">000E</text:p>
          </table:table-cell>
          <table:table-cell table:style-name="Таблица3.A1" office:value-type="string">
            <text:p text:style-name="P20">MOV DX, 0000</text:p>
          </table:table-cell>
          <table:table-cell table:style-name="Таблица3.A1" office:value-type="string">
            <text:p text:style-name="P20">BA0000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X) = 0000</text:p>
            <text:p text:style-name="P17">(DS) = 1<text:span text:style-name="T33">A07</text:span></text:p>
            <text:p text:style-name="P17">(SP) = 0014</text:p>
            <text:p text:style-name="P17">(IP) = 000<text:span text:style-name="T33">E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X) = 0000</text:p>
            <text:p text:style-name="P17">(DS) = 1<text:span text:style-name="T33">A07</text:span></text:p>
            <text:p text:style-name="P17">(SP) = 0014</text:p>
            <text:p text:style-name="P17">(IP) = 00<text:span text:style-name="T33">11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0">0011</text:p>
          </table:table-cell>
          <table:table-cell table:style-name="Таблица3.A1" office:value-type="string">
            <text:p text:style-name="P20">CALL 0000</text:p>
          </table:table-cell>
          <table:table-cell table:style-name="Таблица3.A1" office:value-type="string">
            <text:p text:style-name="P20">E8ECFF</text:p>
          </table:table-cell>
          <table:table-cell table:style-name="Таблица3.A1" office:value-type="string">
            <text:p text:style-name="P17">(AX) = 1<text:span text:style-name="T33">A07</text:span></text:p>
            <text:p text:style-name="P17">(DX) = 0000</text:p>
            <text:p text:style-name="P17">(DS) = 1<text:span text:style-name="T33">A07</text:span></text:p>
            <text:p text:style-name="P17">(SP) = 0014</text:p>
            <text:p text:style-name="P17">(IP) = 00<text:span text:style-name="T33">11</text:span></text:p>
            <text:p text:style-name="P17">Stack +0 0000</text:p>
            <text:p text:style-name="P17"><text:s text:c="5"/>+2 <text:span text:style-name="T32">19F5</text:span></text:p>
            <text:p text:style-name="P17"><text:s text:c="5"/>+4 0000</text:p>
          </table:table-cell>
          <table:table-cell table:style-name="Таблица3.A1" office:value-type="string">
            <text:p text:style-name="P18">(AX) = 1<text:span text:style-name="T33">A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0</text:p>
            <text:p text:style-name="P18">Stack +0 0014</text:p>
            <text:p text:style-name="P18"><text:s text:c="5"/>+2 0000</text:p>
            <text:p text:style-name="P18"><text:s text:c="5"/>+4 <text:span text:style-name="T32">19F5</text:span></text:p>
          </table:table-cell>
        </table:table-row>
        <table:table-row table:style-name="Таблица3.10">
          <table:table-cell table:style-name="Таблица3.A1" office:value-type="string">
            <text:p text:style-name="P20">0000</text:p>
          </table:table-cell>
          <table:table-cell table:style-name="Таблица3.A1" office:value-type="string">
            <text:p text:style-name="P20">MOV AH,09</text:p>
          </table:table-cell>
          <table:table-cell table:style-name="Таблица3.A1" office:value-type="string">
            <text:p text:style-name="P20">B409</text:p>
          </table:table-cell>
          <table:table-cell table:style-name="Таблица3.A1" office:value-type="string">
            <text:p text:style-name="P18">(AX) = 1<text:span text:style-name="T33">A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0</text:p>
            <text:p text:style-name="P18">Stack +0 0014</text:p>
            <text:p text:style-name="P18"><text:s text:c="5"/>+2 0000</text:p>
            <text:p text:style-name="P22"><text:s text:c="5"/>+4 19F5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<text:span text:style-name="T34">2</text:span></text:p>
            <text:p text:style-name="P18">Stack +0 0014</text:p>
            <text:p text:style-name="P18"><text:s text:c="5"/>+2 0000</text:p>
            <text:p text:style-name="P18"><text:s text:c="5"/>+4 <text:span text:style-name="T32">19F5</text:span></text:p>
          </table:table-cell>
        </table:table-row>
        <text:soft-page-break/>
        <table:table-row table:style-name="Таблица3.11">
          <table:table-cell table:style-name="Таблица3.A1" office:value-type="string">
            <text:p text:style-name="P20">0002</text:p>
          </table:table-cell>
          <table:table-cell table:style-name="Таблица3.A1" office:value-type="string">
            <text:p text:style-name="P20">INT 21</text:p>
          </table:table-cell>
          <table:table-cell table:style-name="Таблица3.A1" office:value-type="string">
            <text:p text:style-name="P20">CD21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<text:span text:style-name="T34">2</text:span></text:p>
            <text:p text:style-name="P18">Stack +0 0014</text:p>
            <text:p text:style-name="P18"><text:s text:c="5"/>+2 0000</text:p>
            <text:p text:style-name="P18"><text:s text:c="5"/>+4 <text:span text:style-name="T32">19F5</text:span>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<text:span text:style-name="T34">4</text:span></text:p>
            <text:p text:style-name="P18">Stack +0 0014</text:p>
            <text:p text:style-name="P18"><text:s text:c="5"/>+2 0000</text:p>
            <text:p text:style-name="P18"><text:s text:c="5"/>+4 <text:span text:style-name="T32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20">0004</text:p>
          </table:table-cell>
          <table:table-cell table:style-name="Таблица3.A1" office:value-type="string">
            <text:p text:style-name="P20">RET</text:p>
          </table:table-cell>
          <table:table-cell table:style-name="Таблица3.A1" office:value-type="string">
            <text:p text:style-name="P20">C3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2</text:span></text:p>
            <text:p text:style-name="P18">(IP) = 000<text:span text:style-name="T34">4</text:span></text:p>
            <text:p text:style-name="P18">Stack +0 0014</text:p>
            <text:p text:style-name="P18"><text:s text:c="5"/>+2 0000</text:p>
            <text:p text:style-name="P18"><text:s text:c="5"/>+4 <text:span text:style-name="T32">19F5</text:span>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4</text:span></text:p>
            <text:p text:style-name="P18">(IP) = 00<text:span text:style-name="T34">14</text:span></text:p>
            <text:p text:style-name="P18">Stack +0 0000</text:p>
            <text:p text:style-name="P18"><text:s text:c="5"/>+2 <text:span text:style-name="T32">19F5</text:span></text:p>
            <text:p text:style-name="P18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20">0014</text:p>
          </table:table-cell>
          <table:table-cell table:style-name="Таблица3.A1" office:value-type="string">
            <text:p text:style-name="P24">MOV DX,0010</text:p>
          </table:table-cell>
          <table:table-cell table:style-name="Таблица3.A1" office:value-type="string">
            <text:p text:style-name="P20">BA1000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00</text:p>
            <text:p text:style-name="P18">(DS) = 1<text:span text:style-name="T33">A07</text:span></text:p>
            <text:p text:style-name="P18">(SP) = 001<text:span text:style-name="T34">4</text:span></text:p>
            <text:p text:style-name="P18">(IP) = 00<text:span text:style-name="T34">14</text:span></text:p>
            <text:p text:style-name="P18">Stack +0 0000</text:p>
            <text:p text:style-name="P18"><text:s text:c="5"/>+2 <text:span text:style-name="T32">19F5</text:span></text:p>
            <text:p text:style-name="P18"><text:s text:c="5"/>+4 0000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10</text:p>
            <text:p text:style-name="P18">(DS) = 1<text:span text:style-name="T33">A07</text:span></text:p>
            <text:p text:style-name="P18">(SP) = 001<text:span text:style-name="T34">4</text:span></text:p>
            <text:p text:style-name="P18">(IP) = 00<text:span text:style-name="T34">17</text:span></text:p>
            <text:p text:style-name="P18">Stack +0 0000</text:p>
            <text:p text:style-name="P18"><text:s text:c="5"/>+2 <text:span text:style-name="T32">19F5</text:span></text:p>
            <text:p text:style-name="P18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0">0017</text:p>
          </table:table-cell>
          <table:table-cell table:style-name="Таблица3.A1" office:value-type="string">
            <text:p text:style-name="P23">CALL 0000</text:p>
          </table:table-cell>
          <table:table-cell table:style-name="Таблица3.A1" office:value-type="string">
            <text:p text:style-name="P20">E8E6FF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10</text:p>
            <text:p text:style-name="P18">(DS) = 1<text:span text:style-name="T33">A07</text:span></text:p>
            <text:p text:style-name="P18">(SP) = 001<text:span text:style-name="T34">4</text:span></text:p>
            <text:p text:style-name="P18">(IP) = 00<text:span text:style-name="T34">17</text:span></text:p>
            <text:p text:style-name="P18">Stack +0 0000</text:p>
            <text:p text:style-name="P18"><text:s text:c="5"/>+2 <text:span text:style-name="T32">19F5</text:span></text:p>
            <text:p text:style-name="P18"><text:s text:c="5"/>+4 0000</text:p>
          </table:table-cell>
          <table:table-cell table:style-name="Таблица3.A1" office:value-type="string">
            <text:p text:style-name="P18">(AX) = <text:span text:style-name="T34">0907</text:span></text:p>
            <text:p text:style-name="P18">(DX) = 0010</text:p>
            <text:p text:style-name="P18">(DS) = 1<text:span text:style-name="T33">A07</text:span></text:p>
            <text:p text:style-name="P18">(SP) = 001<text:span text:style-name="T34">2</text:span></text:p>
            <text:p text:style-name="P18">(IP) = 00<text:span text:style-name="T34">00</text:span></text:p>
            <text:p text:style-name="P18">Stack +0 001A</text:p>
            <text:p text:style-name="P18"><text:s text:c="5"/>+2 <text:span text:style-name="T34">0000</text:span></text:p>
            <text:p text:style-name="P18"><text:s text:c="5"/>+4 <text:span text:style-name="T32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20">0000</text:p>
          </table:table-cell>
          <table:table-cell table:style-name="Таблица3.A1" office:value-type="string">
            <text:p text:style-name="P20">MOV AH,09</text:p>
          </table:table-cell>
          <table:table-cell table:style-name="Таблица3.A1" office:value-type="string">
            <text:p text:style-name="P20">B409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4">2</text:span></text:p>
            <text:p text:style-name="P19">(IP) = 00<text:span text:style-name="T34">00</text:span></text:p>
            <text:p text:style-name="P19">Stack +0 001A</text:p>
            <text:p text:style-name="P19"><text:s text:c="5"/>+2 <text:span text:style-name="T34">0000</text:span></text:p>
            <text:p text:style-name="P19"><text:s text:c="5"/>+4 <text:span text:style-name="T32">19F5</text:span>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4">2</text:span></text:p>
            <text:p text:style-name="P19">(IP) = 00<text:span text:style-name="T34">02</text:span></text:p>
            <text:p text:style-name="P19">Stack +0 001A</text:p>
            <text:p text:style-name="P19"><text:s text:c="5"/>+2 <text:span text:style-name="T34">0000</text:span></text:p>
            <text:p text:style-name="P19"><text:s text:c="5"/>+4 <text:span text:style-name="T32">19F5</text:span></text:p>
          </table:table-cell>
        </table:table-row>
        <table:table-row table:style-name="Таблица3.16">
          <table:table-cell table:style-name="Таблица3.A1" office:value-type="string">
            <text:p text:style-name="P20">0002</text:p>
          </table:table-cell>
          <table:table-cell table:style-name="Таблица3.A1" office:value-type="string">
            <text:p text:style-name="P20">INT 21</text:p>
          </table:table-cell>
          <table:table-cell table:style-name="Таблица3.A1" office:value-type="string">
            <text:p text:style-name="P20">CD21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4">2</text:span></text:p>
            <text:p text:style-name="P19">(IP) = 00<text:span text:style-name="T34">02</text:span></text:p>
            <text:p text:style-name="P19">Stack +0 001A</text:p>
            <text:p text:style-name="P19"><text:s text:c="5"/>+2 <text:span text:style-name="T34">0000</text:span></text:p>
            <text:p text:style-name="P19"><text:span text:style-name="T23"><text:s text:c="5"/>+4 </text:span><text:span text:style-name="T32">19F5</text:span>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4">2</text:span></text:p>
            <text:p text:style-name="P19">(IP) = 00<text:span text:style-name="T34">04</text:span></text:p>
            <text:p text:style-name="P19">Stack +0 001A</text:p>
            <text:p text:style-name="P19"><text:s text:c="5"/>+2 <text:span text:style-name="T34">0000</text:span></text:p>
            <text:p text:style-name="P19"><text:s text:c="5"/>+4 <text:span text:style-name="T32">19F5</text:span>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20">0004</text:p>
          </table:table-cell>
          <table:table-cell table:style-name="Таблица3.A1" office:value-type="string">
            <text:p text:style-name="P20">RET</text:p>
          </table:table-cell>
          <table:table-cell table:style-name="Таблица3.A1" office:value-type="string">
            <text:p text:style-name="P20">C3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4">2</text:span></text:p>
            <text:p text:style-name="P19">(IP) = 00<text:span text:style-name="T34">04</text:span></text:p>
            <text:p text:style-name="P19">Stack +0 001A</text:p>
            <text:p text:style-name="P19"><text:s text:c="5"/>+2 <text:span text:style-name="T34">0000</text:span></text:p>
            <text:p text:style-name="P19"><text:s text:c="5"/>+4 <text:span text:style-name="T32">19F5</text:span>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5">4</text:span></text:p>
            <text:p text:style-name="P19">(IP) = 001A</text:p>
            <text:p text:style-name="P19">Stack +0 <text:span text:style-name="T34">0000</text:span></text:p>
            <text:p text:style-name="P19"><text:s text:c="5"/>+2 <text:span text:style-name="T32">19F5</text:span></text:p>
            <text:p text:style-name="P19"><text:s text:c="5"/>+4 <text:span text:style-name="T34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20">001A</text:p>
          </table:table-cell>
          <table:table-cell table:style-name="Таблица3.A1" office:value-type="string">
            <text:p text:style-name="P20">RET Far</text:p>
          </table:table-cell>
          <table:table-cell table:style-name="Таблица3.A1" office:value-type="string">
            <text:p text:style-name="P20">CB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5">4</text:span></text:p>
            <text:p text:style-name="P19">(IP) = 001A</text:p>
            <text:p text:style-name="P19">Stack +0 <text:span text:style-name="T34">0000</text:span></text:p>
            <text:p text:style-name="P19"><text:s text:c="5"/>+2 <text:span text:style-name="T32">19F5</text:span></text:p>
            <text:p text:style-name="P19"><text:s text:c="5"/>+4 <text:span text:style-name="T34">0000</text:span>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5">8</text:span></text:p>
            <text:p text:style-name="P19">(IP) = 00<text:span text:style-name="T35">00</text:span></text:p>
            <text:p text:style-name="P19">Stack +0 <text:span text:style-name="T34">0000</text:span></text:p>
            <text:p text:style-name="P19"><text:s text:c="5"/>+2 <text:span text:style-name="T35">0000</text:span></text:p>
            <text:p text:style-name="P19"><text:s text:c="5"/>+4 <text:span text:style-name="T34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20">0000</text:p>
          </table:table-cell>
          <table:table-cell table:style-name="Таблица3.A1" office:value-type="string">
            <text:p text:style-name="P20">INT 20</text:p>
          </table:table-cell>
          <table:table-cell table:style-name="Таблица3.A1" office:value-type="string">
            <text:p text:style-name="P20">CD20</text:p>
          </table:table-cell>
          <table:table-cell table:style-name="Таблица3.A1" office:value-type="string">
            <text:p text:style-name="P19">(AX) = <text:span text:style-name="T34">0907</text:span></text:p>
            <text:p text:style-name="P19">(DX) = 0010</text:p>
            <text:p text:style-name="P19">(DS) = 1<text:span text:style-name="T33">A07</text:span></text:p>
            <text:p text:style-name="P19">(SP) = 001<text:span text:style-name="T35">8</text:span></text:p>
            <text:p text:style-name="P19">(IP) = 00<text:span text:style-name="T35">00</text:span></text:p>
            <text:p text:style-name="P19">Stack +0 <text:span text:style-name="T34">0000</text:span></text:p>
            <text:p text:style-name="P19"><text:s text:c="5"/>+2 <text:span text:style-name="T35">0000</text:span></text:p>
            <text:p text:style-name="P19"><text:s text:c="5"/>+4 <text:span text:style-name="T34">0000</text:span></text:p>
          </table:table-cell>
          <table:table-cell table:style-name="Таблица3.A1" office:value-type="string">
            <text:p text:style-name="P19">(AX) = <text:span text:style-name="T35">0000</text:span></text:p>
            <text:p text:style-name="P19">(DX) = 00<text:span text:style-name="T35">0</text:span>0</text:p>
            <text:p text:style-name="P19">(DS) = <text:span text:style-name="T32">19F5</text:span></text:p>
            <text:p text:style-name="P19">(SP) = 001<text:span text:style-name="T35">8</text:span></text:p>
            <text:p text:style-name="P19">(IP) = 00<text:span text:style-name="T35">05</text:span></text:p>
            <text:p text:style-name="P19">Stack +0 <text:span text:style-name="T34">0000</text:span></text:p>
            <text:p text:style-name="P19"><text:s text:c="5"/>+2 <text:span text:style-name="T35">0000</text:span></text:p>
            <text:p text:style-name="P19"><text:s text:c="5"/>+4 <text:span text:style-name="T34">0000</text:span></text:p>
          </table:table-cell>
        </table:table-row>
      </table:table>
      <text:p text:style-name="P71"><text:span text:style-name="T46">Табл.2.</text:span></text:p>
      <text:p text:style-name="P71"><text:span text:style-name="T47"/></text:p>
      <text:p text:style-name="P71"><text:span text:style-name="T47"><text:s text:c="10"/></text:span><text:span text:style-name="T19">3. </text:span><text:span text:style-name="T18">Выводы.</text:span></text:p>
      <text:p text:style-name="P43">В результате выполнения лабораторной работы была освоена трансл<text:span text:style-name="T44">яц</text:span>ия, изучено, как происходит выполнение и отладка программ на языке А<text:span text:style-name="T44">cc</text:span>емблера, а также разобраны структуры приведенных в работе программ.</text:p>
      <text:p text:style-name="P47"/>
      <text:p text:style-name="P46"/>
      <text:p text:style-name="P65">Приложение. </text:p>
      <text:p text:style-name="P64">Текст файла hello1.asm</text:p>
      <text:p text:style-name="P44">; HELLO1.ASM - <text:s/>упрощенная версия учебной программы лаб.раб. N1</text:p>
      <text:p text:style-name="P44">; <text:s text:c="14"/>по дисциплине "Архитектура компьютера"</text:p>
      <text:p text:style-name="P44">; *****************************************************************</text:p>
      <text:p text:style-name="P44">; Назначение: Программа формирует и выводит на экран приветствие</text:p>
      <text:p text:style-name="P44">; <text:s text:c="12"/>пользователя с помощью функции ДОС "Вывод строки"</text:p>
      <text:p text:style-name="P44">; <text:s text:c="12"/>(номер 09 прерывание 21h), которая:</text:p>
      <text:p text:style-name="P44">; <text:s text:c="13"/>- обеспечивает вывод на экран строки символов,</text:p>
      <text:p text:style-name="P44">; <text:s text:c="15"/>заканчивающейся знаком "$";</text:p>
      <text:p text:style-name="P44">; <text:s text:c="13"/>- требует задания в регистре ah номера функции=09h,</text:p>
      <text:p text:style-name="P44">; <text:s text:c="15"/>а в регистре dx - <text:s/>смещения <text:s/>адреса <text:s/>выводимой</text:p>
      <text:p text:style-name="P44">; <text:s text:c="15"/>строки;</text:p>
      <text:p text:style-name="P44">; <text:s text:c="13"/>- использует регистр <text:s/>ax <text:s/>и <text:s/>не сохраняет его</text:p>
      <text:p text:style-name="P44">; <text:s text:c="15"/>содержимое.</text:p>
      <text:p text:style-name="P44">; ******************************************************************</text:p>
      <text:p text:style-name="P44"/>
      <text:p text:style-name="P44"><text:s text:c="3"/>DOSSEG <text:s text:c="17"/>; Задание сегментов под ДОС</text:p>
      <text:p text:style-name="P44"><text:s text:c="3"/>.MODEL <text:s/>SMALL <text:s text:c="10"/>; Модель памяти-SMALL(Малая)</text:p>
      <text:p text:style-name="P44"><text:s text:c="3"/>.STACK <text:s/>100h <text:s text:c="11"/>; Отвести под Стек 256 байт</text:p>
      <text:p text:style-name="P44"><text:s text:c="3"/>.DATA <text:s text:c="18"/>; Начало сегмента данных</text:p>
      <text:p text:style-name="P44">Greeting <text:s/>LABEL <text:s/>BYTE <text:s text:c="5"/>; Текст <text:s/>приветствия</text:p>
      <text:p text:style-name="P44"><text:s text:c="3"/>DB 'Вас приветствует ст.гр.9383 - Ноздрин В.Я.',13,10,'$'</text:p>
      <text:p text:style-name="P44"><text:s text:c="3"/>.CODE <text:s text:c="18"/>; Начало сегмента кода</text:p>
      <text:p text:style-name="P44"><text:s text:c="3"/>mov <text:s/>ax, @data <text:s text:c="9"/>; Загрузка в DS адреса начала</text:p>
      <text:p text:style-name="P44"><text:s text:c="3"/>mov <text:s/>ds, ax <text:s text:c="12"/>; сегмента данных</text:p>
      <text:p text:style-name="P44"><text:s text:c="3"/>mov <text:s/>dx, OFFSET Greeting <text:s text:c="5"/>; Загрузка в dx смещения</text:p>
      <text:p text:style-name="P44"><text:s text:c="33"/>; адреса текста приветствия</text:p>
      <text:p text:style-name="P44">DisplayGreeting:</text:p>
      <text:p text:style-name="P44"><text:s text:c="3"/>mov <text:s/>ah, 9 <text:s text:c="13"/>; # функции ДОС печати строки</text:p>
      <text:p text:style-name="P44"><text:s text:c="3"/>int <text:s/>21h <text:s text:c="15"/>; вывод на экран <text:s/>приветствия</text:p>
      <text:p text:style-name="P44"><text:s text:c="3"/>mov <text:s/>ah, 4ch <text:s text:c="8"/>; # функции ДОС завершения программы</text:p>
      <text:p text:style-name="P44"><text:s text:c="3"/>int <text:s/>21h <text:s text:c="11"/>; завершение программы и выход в ДОС</text:p>
      <text:p text:style-name="P44"><text:s text:c="3"/>END</text:p>
      <text:p text:style-name="P68"><text:soft-page-break/>Текст файла hello1.<text:span text:style-name="T45">lst</text:span></text:p>
      <text:p text:style-name="P44">#Microsoft (R) Macro Assembler Version 5.10 <text:s text:c="17"/>10/15/20 09:59:1</text:p>
      <text:p text:style-name="P44"><text:s text:c="61"/>Page <text:s text:c="4"/>1-1</text:p>
      <text:p text:style-name="P44"/>
      <text:p text:style-name="P44"/>
      <text:p text:style-name="P44"><text:tab/><text:tab/><text:tab/><text:tab/>; HELLO1.ASM - <text:s/>упрощенная версия учебной прогр</text:p>
      <text:p text:style-name="P44"><text:tab/><text:tab/><text:tab/><text:tab/>аммы лаб.раб. N1</text:p>
      <text:p text:style-name="P44"><text:tab/><text:tab/><text:tab/><text:tab/>; <text:s text:c="14"/>по дисциплине "Архитектура комп</text:p>
      <text:p text:style-name="P44"><text:tab/><text:tab/><text:tab/><text:tab/>ьютера"</text:p>
      <text:p text:style-name="P44"><text:tab/><text:tab/><text:tab/><text:tab/>; *********************************************</text:p>
      <text:p text:style-name="P44"><text:tab/><text:tab/><text:tab/><text:tab/>********************</text:p>
      <text:p text:style-name="P44"><text:tab/><text:tab/><text:tab/><text:tab/>; Назначение: Программа формирует и выводит на </text:p>
      <text:p text:style-name="P44"><text:tab/><text:tab/><text:tab/><text:tab/>экран приветствие</text:p>
      <text:p text:style-name="P44"><text:tab/><text:tab/><text:tab/><text:tab/>; <text:s text:c="12"/>пользователя с помощью функции ДО</text:p>
      <text:p text:style-name="P44"><text:tab/><text:tab/><text:tab/><text:tab/>С "Вывод строки"</text:p>
      <text:p text:style-name="P44"><text:tab/><text:tab/><text:tab/><text:tab/>; <text:s text:c="12"/>(номер 09 прерывание 21h), котора</text:p>
      <text:p text:style-name="P44"><text:tab/><text:tab/><text:tab/><text:tab/>я:</text:p>
      <text:p text:style-name="P44"><text:tab/><text:tab/><text:tab/><text:tab/>; <text:s text:c="13"/>- обеспечивает вывод на экран ст</text:p>
      <text:p text:style-name="P44"><text:tab/><text:tab/><text:tab/><text:tab/>роки символов,</text:p>
      <text:p text:style-name="P44"><text:tab/><text:tab/><text:tab/><text:tab/>; <text:s text:c="15"/>заканчивающейся знаком "$";</text:p>
      <text:p text:style-name="P44"><text:tab/><text:tab/><text:tab/><text:tab/>; <text:s text:c="13"/>- требует задания в регистре ah </text:p>
      <text:p text:style-name="P44"><text:tab/><text:tab/><text:tab/><text:tab/>номера функции=09h,</text:p>
      <text:p text:style-name="P44"><text:tab/><text:tab/><text:tab/><text:tab/>; <text:s text:c="15"/>а в регистре dx - <text:s/>смещения <text:s/>а</text:p>
      <text:p text:style-name="P44"><text:tab/><text:tab/><text:tab/><text:tab/>дреса <text:s/>выводимой</text:p>
      <text:p text:style-name="P44"><text:tab/><text:tab/><text:tab/><text:tab/>; <text:s text:c="15"/>строки;</text:p>
      <text:p text:style-name="P44"><text:tab/><text:tab/><text:tab/><text:tab/>; <text:s text:c="13"/>- использует регистр <text:s/>ax <text:s/>и <text:s/>не </text:p>
      <text:p text:style-name="P44"><text:tab/><text:tab/><text:tab/><text:tab/>сохраняет его</text:p>
      <text:p text:style-name="P44"><text:tab/><text:tab/><text:tab/><text:tab/>; <text:s text:c="15"/>содержимое.</text:p>
      <text:p text:style-name="P44"><text:tab/><text:tab/><text:tab/><text:tab/>; *********************************************</text:p>
      <text:p text:style-name="P44"><text:tab/><text:tab/><text:tab/><text:tab/>*********************</text:p>
      <text:p text:style-name="P44"><text:tab/><text:tab/><text:tab/><text:tab/></text:p>
      <text:p text:style-name="P44"><text:tab/><text:tab/><text:tab/><text:tab/> <text:s text:c="2"/>DOSSEG <text:s text:c="37"/></text:p>
      <text:p text:style-name="P44"><text:soft-page-break/><text:tab/><text:tab/><text:tab/><text:tab/>; Задание сегментов под ДОС</text:p>
      <text:p text:style-name="P44"><text:tab/><text:tab/><text:tab/><text:tab/> <text:s text:c="2"/>.MODEL <text:s/>SMALL <text:s text:c="30"/></text:p>
      <text:p text:style-name="P44"><text:tab/><text:tab/><text:tab/><text:tab/>; Модель памяти-SMALL(Малая)</text:p>
      <text:p text:style-name="P44"><text:tab/><text:tab/><text:tab/><text:tab/> <text:s text:c="2"/>.STACK <text:s/>100h <text:s text:c="31"/></text:p>
      <text:p text:style-name="P44"><text:tab/><text:tab/><text:tab/><text:tab/>; Отвести под Стек 256 байт</text:p>
      <text:p text:style-name="P44"><text:tab/><text:tab/><text:tab/><text:tab/> <text:s text:c="2"/>.DATA <text:s text:c="38"/></text:p>
      <text:p text:style-name="P44"><text:tab/><text:tab/><text:tab/><text:tab/>; Начало сегмента данных</text:p>
      <text:p text:style-name="P44"><text:s/>0000<text:tab/><text:tab/><text:tab/><text:tab/>Greeting <text:s/>LABEL <text:s/>BYTE <text:s text:c="25"/></text:p>
      <text:p text:style-name="P44"><text:tab/><text:tab/><text:tab/><text:tab/>; Текст <text:s/>приветствия</text:p>
      <text:p text:style-name="P44"><text:s/>0000 <text:s/>82 A0 E1 20 AF E0<text:tab/> <text:s text:c="2"/>DB 'Вас приветствует ст.гр.9383 - Ноздрин В.</text:p>
      <text:p text:style-name="P44"><text:tab/><text:tab/><text:tab/><text:tab/>Я.',13,10,'$'</text:p>
      <text:p text:style-name="P44"><text:s text:c="7"/>A8 A2 A5 E2 E1 E2<text:tab/></text:p>
      <text:p text:style-name="P44"><text:s text:c="7"/>A2 E3 A5 E2 20 E1<text:tab/></text:p>
      <text:p text:style-name="P44"><text:s text:c="7"/>E2 2E A3 E0 2E 39<text:tab/></text:p>
      <text:p text:style-name="P44"><text:s text:c="7"/>33 38 33 20 2D 20<text:tab/></text:p>
      <text:p text:style-name="P44"><text:s text:c="7"/>8D AE A7 A4 E0 A8<text:tab/></text:p>
      <text:p text:style-name="P44"><text:s text:c="7"/>AD 20 82 2E 9F 2E<text:tab/></text:p>
      <text:p text:style-name="P44"><text:s text:c="7"/>0D 0A 24<text:tab/><text:tab/><text:tab/></text:p>
      <text:p text:style-name="P44"><text:tab/><text:tab/><text:tab/><text:tab/> <text:s text:c="2"/>.CODE <text:s text:c="31"/>; Начал</text:p>
      <text:p text:style-name="P44"><text:tab/><text:tab/><text:tab/><text:tab/>о сегмента кода</text:p>
      <text:p text:style-name="P44"><text:s/>0000 <text:s/>B8 ---- R<text:tab/><text:tab/> <text:s text:c="2"/>mov <text:s/>ax, @data <text:s text:c="23"/>; Загр</text:p>
      <text:p text:style-name="P44"><text:tab/><text:tab/><text:tab/><text:tab/>узка в DS адреса начала</text:p>
      <text:p text:style-name="P44"><text:s/>0003 <text:s/>8E D8<text:tab/><text:tab/><text:tab/> <text:s text:c="2"/>mov <text:s/>ds, ax <text:s text:c="26"/>; сегм</text:p>
      <text:p text:style-name="P44"><text:tab/><text:tab/><text:tab/><text:tab/>ента данных</text:p>
      <text:p text:style-name="P44"><text:s/>0005 <text:s/>BA 0000 R<text:tab/><text:tab/> <text:s text:c="2"/>mov <text:s/>dx, OFFSET Greeting <text:s text:c="13"/>; Загр</text:p>
      <text:p text:style-name="P44"><text:tab/><text:tab/><text:tab/><text:tab/>узка в dx смещения</text:p>
      <text:p text:style-name="P44"><text:tab/><text:tab/><text:tab/><text:tab/> <text:s text:c="39"/>; адрес</text:p>
      <text:p text:style-name="P44"/>
      <text:p text:style-name="P69">#Microsoft (R) Macro Assembler Version 5.10 <text:s text:c="17"/>10/15/20 09:59:1</text:p>
      <text:p text:style-name="P44"><text:s text:c="61"/>Page <text:s text:c="4"/>1-2</text:p>
      <text:p text:style-name="P44"/>
      <text:p text:style-name="P44"/>
      <text:p text:style-name="P44"><text:tab/><text:tab/><text:tab/><text:tab/>а текста приветствия</text:p>
      <text:p text:style-name="P44"><text:s/>0008<text:tab/><text:tab/><text:tab/><text:tab/>DisplayGreeting:</text:p>
      <text:p text:style-name="P44"><text:s/>0008 <text:s/>B4 09<text:tab/><text:tab/><text:tab/> <text:s text:c="2"/>mov <text:s/>ah, 9 <text:s text:c="27"/>; # фу</text:p>
      <text:p text:style-name="P44"><text:tab/><text:tab/><text:tab/><text:tab/>нкции ДОС печати строки</text:p>
      <text:p text:style-name="P44"><text:s/>000A <text:s/>CD 21<text:tab/><text:tab/><text:tab/> <text:s text:c="2"/>int <text:s/>21h <text:s text:c="28"/>; вывод</text:p>
      <text:p text:style-name="P44"><text:tab/><text:tab/><text:tab/><text:tab/> на экран <text:s/>приветствия</text:p>
      <text:p text:style-name="P44"><text:s/>000C <text:s/>B4 4C<text:tab/><text:tab/><text:tab/> <text:s text:c="2"/>mov <text:s/>ah, 4ch <text:s text:c="25"/>; # фу</text:p>
      <text:p text:style-name="P44"><text:tab/><text:tab/><text:tab/><text:tab/>нкции ДОС завершения программы</text:p>
      <text:p text:style-name="P44"><text:s/>000E <text:s/>CD 21<text:tab/><text:tab/><text:tab/> <text:s text:c="2"/>int <text:s/>21h <text:s text:c="28"/>; завер</text:p>
      <text:p text:style-name="P44"><text:tab/><text:tab/><text:tab/><text:tab/>шение программы и выход в ДОС</text:p>
      <text:p text:style-name="P44"><text:tab/><text:tab/><text:tab/><text:tab/> <text:s text:c="2"/>END</text:p>
      <text:p text:style-name="P44"/>
      <text:p text:style-name="P69">#Microsoft (R) Macro Assembler Version 5.10 <text:s text:c="17"/>10/15/20 09:59:1</text:p>
      <text:p text:style-name="P44"><text:s text:c="61"/>Symbols-1</text:p>
      <text:p text:style-name="P44"/>
      <text:p text:style-name="P44"/>
      <text:p text:style-name="P44">Segments and Groups:</text:p>
      <text:p text:style-name="P44"/>
      <text:p text:style-name="P44"><text:s text:c="16"/>N a m e <text:s text:c="8"/><text:tab/>Length<text:tab/> Align<text:tab/>Combine Class</text:p>
      <text:p text:style-name="P44"/>
      <text:p text:style-name="P44">DGROUP . . . . . . . . . . . . . <text:s/><text:tab/>GROUP</text:p>
      <text:p text:style-name="P44"><text:s text:c="2"/>_DATA <text:s/>. . . . . . . . . . . . <text:s/><text:tab/>002D<text:tab/>WORD<text:tab/>PUBLIC<text:tab/>'DATA'</text:p>
      <text:p text:style-name="P44"><text:s text:c="2"/>STACK <text:s/>. . . . . . . . . . . . <text:s/><text:tab/>0100<text:tab/>PARA<text:tab/>STACK<text:tab/>'STACK'</text:p>
      <text:p text:style-name="P44">_TEXT <text:s/>. . . . . . . . . . . . . <text:s/><text:tab/>0010<text:tab/>WORD<text:tab/>PUBLIC<text:tab/>'CODE'</text:p>
      <text:p text:style-name="P44"/>
      <text:p text:style-name="P44">Symbols: <text:s text:c="11"/></text:p>
      <text:p text:style-name="P44"/>
      <text:p text:style-name="P44"><text:s text:c="16"/>N a m e <text:s text:c="8"/><text:tab/>Type<text:tab/> Value<text:tab/> Attr</text:p>
      <text:p text:style-name="P44"/>
      <text:p text:style-name="P44">DISPLAYGREETING <text:s/>. . . . . . . . <text:s/><text:tab/>L NEAR<text:tab/>0008<text:tab/>_TEXT</text:p>
      <text:p text:style-name="P44"/>
      <text:p text:style-name="P44">GREETING . . . . . . . . . . . . <text:s/><text:tab/>L BYTE<text:tab/>0000<text:tab/>_DATA</text:p>
      <text:p text:style-name="P44"/>
      <text:p text:style-name="P44">@CODE <text:s/>. . . . . . . . . . . . . <text:s/><text:tab/>TEXT <text:s/>_TEXT<text:tab/><text:tab/></text:p>
      <text:p text:style-name="P44">@CODESIZE <text:s/>. . . . . . . . . . . <text:s/><text:tab/>TEXT <text:s/>0<text:tab/><text:tab/></text:p>
      <text:p text:style-name="P44">@CPU . . . . . . . . . . . . . . <text:s/><text:tab/>TEXT <text:s/>0101h<text:tab/><text:tab/></text:p>
      <text:p text:style-name="P44">@DATASIZE <text:s/>. . . . . . . . . . . <text:s/><text:tab/>TEXT <text:s/>0<text:tab/><text:tab/></text:p>
      <text:p text:style-name="P44">@FILENAME <text:s/>. . . . . . . . . . . <text:s/><text:tab/>TEXT <text:s/>HELLO1<text:tab/><text:tab/></text:p>
      <text:p text:style-name="P44">@VERSION . . . . . . . . . . . . <text:s/><text:tab/>TEXT <text:s/>510<text:tab/><text:tab/></text:p>
      <text:p text:style-name="P44"/>
      <text:p text:style-name="P44"/>
      <text:p text:style-name="P44"><text:s text:c="5"/>32 Source <text:s/>Lines</text:p>
      <text:p text:style-name="P44"><text:s text:c="5"/>32 Total <text:s text:c="2"/>Lines</text:p>
      <text:p text:style-name="P44"><text:s text:c="5"/>19 Symbols</text:p>
      <text:p text:style-name="P44"/>
      <text:p text:style-name="P44"><text:s text:c="2"/>47994 + 461313 Bytes symbol space free</text:p>
      <text:p text:style-name="P44"/>
      <text:p text:style-name="P44"><text:s text:c="6"/>0 Warning Errors</text:p>
      <text:p text:style-name="P44"><text:s text:c="6"/>0 Severe <text:s/>Errors</text:p>
      <text:p text:style-name="P45"/>
      <text:p text:style-name="P48"/>
      <text:p text:style-name="P70"><text:s/>Текст файла hello2.asm</text:p>
      <text:p text:style-name="P66"><text:soft-page-break/>; HELLO2 - Учебная программа N2 <text:s/>лаб.раб.#1 по дисциплине "Архитектура компьютера"</text:p>
      <text:p text:style-name="P66">; <text:s text:c="9"/>Программа использует процедуру для печати строки</text:p>
      <text:p text:style-name="P66">;</text:p>
      <text:p text:style-name="P66">; <text:s text:c="5"/>ТЕКСТ <text:s/>ПРОГРАММЫ</text:p>
      <text:p text:style-name="P66"/>
      <text:p text:style-name="P66">EOFLine <text:s/>EQU <text:s/>'$' <text:s text:c="8"/>; Определение символьной константы</text:p>
      <text:p text:style-name="P66"><text:s text:c="26"/>; <text:s text:c="4"/>"Конец строки"</text:p>
      <text:p text:style-name="P66"/>
      <text:p text:style-name="P66">; Стек <text:s/>программы</text:p>
      <text:p text:style-name="P66"/>
      <text:p text:style-name="P66">AStack <text:s text:c="3"/>SEGMENT <text:s/>STACK</text:p>
      <text:p text:style-name="P66"><text:s text:c="10"/>DW 12 DUP(?) <text:s text:c="3"/>; Отводится 12 слов памяти</text:p>
      <text:p text:style-name="P66">AStack <text:s text:c="3"/>ENDS</text:p>
      <text:p text:style-name="P66"/>
      <text:p text:style-name="P66">; Данные программы</text:p>
      <text:p text:style-name="P66"/>
      <text:p text:style-name="P66">DATA <text:s text:c="5"/>SEGMENT</text:p>
      <text:p text:style-name="P66"/>
      <text:p text:style-name="P66">; <text:s/>Директивы описания данных</text:p>
      <text:p text:style-name="P66"/>
      <text:p text:style-name="P66">HELLO <text:s text:c="4"/>DB 'Hello Worlds!', 0AH, 0DH,EOFLine</text:p>
      <text:p text:style-name="P66">GREETING <text:s/>DB 'Student from 9383 - Nozdrin V.Y.$'</text:p>
      <text:p text:style-name="P66">DATA <text:s text:c="5"/>ENDS</text:p>
      <text:p text:style-name="P66"/>
      <text:p text:style-name="P66">; Код программы</text:p>
      <text:p text:style-name="P66"/>
      <text:p text:style-name="P66">CODE <text:s text:c="5"/>SEGMENT</text:p>
      <text:p text:style-name="P66"><text:s text:c="10"/>ASSUME CS:Code DS:DATA SS:AStack</text:p>
      <text:p text:style-name="P66">; Процедура печати строки</text:p>
      <text:p text:style-name="P66">WriteMsg <text:s/>PROC <text:s/>NEAR</text:p>
      <text:p text:style-name="P66"><text:s text:c="10"/>mov <text:s text:c="2"/>AH,9</text:p>
      <text:p text:style-name="P66"><text:s text:c="10"/>int <text:s text:c="2"/>21h <text:s/>; Вызов функции DOS по прерыванию</text:p>
      <text:p text:style-name="P66"><text:s text:c="10"/>ret</text:p>
      <text:p text:style-name="P66">WriteMsg <text:s/>ENDP</text:p>
      <text:p text:style-name="P66"/>
      <text:p text:style-name="P66">; Головная процедура</text:p>
      <text:p text:style-name="P66">Main <text:s text:c="5"/>PROC <text:s/>FAR</text:p>
      <text:p text:style-name="P66"><text:s text:c="10"/>push <text:s/>DS <text:s text:c="6"/>;\ <text:s/>Сохранение адреса начала PSP в стеке</text:p>
      <text:p text:style-name="P66"><text:s text:c="10"/>sub <text:s text:c="2"/>AX,AX <text:s text:c="3"/>; &gt; для последующего восстановления по</text:p>
      <text:p text:style-name="P66"><text:s text:c="10"/>push <text:s/>AX <text:s text:c="6"/>;/ <text:s/>команде ret, завершающей процедуру.</text:p>
      <text:p text:style-name="P66"><text:s text:c="10"/>mov <text:s text:c="2"/>AX,DATA <text:s text:c="12"/>; Загрузка сегментного</text:p>
      <text:p text:style-name="P66"><text:s text:c="10"/>mov <text:s text:c="2"/>DS,AX <text:s text:c="14"/>; регистра данных.</text:p>
      <text:p text:style-name="P66"><text:soft-page-break/><text:s text:c="10"/>mov <text:s text:c="2"/>DX, OFFSET HELLO <text:s text:c="3"/>; Вывод на экран первой</text:p>
      <text:p text:style-name="P66"><text:s text:c="10"/>call <text:s/>WriteMsg <text:s text:c="11"/>; строки приветствия.</text:p>
      <text:p text:style-name="P66"><text:s text:c="10"/>mov <text:s text:c="2"/>DX, OFFSET GREETING ; Вывод на экран второй</text:p>
      <text:p text:style-name="P66"><text:s text:c="10"/>call <text:s/>WriteMsg <text:s text:c="11"/>; строки приветствия.</text:p>
      <text:p text:style-name="P66"><text:s text:c="10"/>ret <text:s text:c="21"/>; Выход в DOS по команде,</text:p>
      <text:p text:style-name="P66"><text:s text:c="31"/>; находящейся в 1-ом слове PSP.</text:p>
      <text:p text:style-name="P66">Main <text:s text:c="5"/>ENDP</text:p>
      <text:p text:style-name="P66">CODE <text:s text:c="5"/>ENDS</text:p>
      <text:p text:style-name="P66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.111in" loext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vel Martinenko</meta:initial-creator>
    <meta:editing-cycles>14</meta:editing-cycles>
    <meta:print-date>2019-09-18T23:43:00</meta:print-date>
    <meta:creation-date>2019-09-17T11:31:00</meta:creation-date>
    <dc:date>2020-10-15T10:57:05.108126983</dc:date>
    <dc:language>ru-RU</dc:language>
    <meta:editing-duration>PT3H14M2S</meta:editing-duration>
    <meta:generator>LibreOffice/6.4.6.2$Linux_X86_64 LibreOffice_project/40$Build-2</meta:generator>
    <meta:document-statistic meta:table-count="3" meta:image-count="0" meta:object-count="0" meta:page-count="14" meta:paragraph-count="634" meta:word-count="2344" meta:character-count="14149" meta:non-whitespace-character-count="997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